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07019806B54.jpg"/>
  <manifest:file-entry manifest:media-type="image/jpeg" manifest:full-path="Pictures/100000000000054C0000019DA8493AE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4cm" fo:padding-bottom="0.134cm" fo:padding-left="0.268cm" fo:padding-right="0.268cm" fo:wrap-option="no-wrap" draw:shadow="hidden"/>
    </style:style>
    <style:style style:name="gr2" style:family="graphic" style:parent-style-name="standard" style:list-style-name="L9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3" style:family="graphic" style:parent-style-name="standard" style:list-style-name="L9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4" style:family="graphic" style:parent-style-name="standard" style:list-style-name="L9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5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dash" draw:stroke-dash="Dash_20_2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10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4cm" fo:padding-bottom="0.134cm" fo:padding-left="0.269cm" fo:padding-right="0.269cm" fo:wrap-option="no-wrap" draw:shadow="hidden"/>
    </style:style>
    <style:style style:name="gr12" style:family="graphic" style:parent-style-name="standard" style:list-style-name="L10">
      <style:graphic-properties draw:stroke="none" draw:fill="solid" draw:fill-color="#d5e493" draw:textarea-horizontal-align="justify" draw:textarea-vertical-align="bottom" draw:auto-grow-height="false" fo:padding-top="0cm" fo:padding-bottom="0cm" fo:padding-left="0cm" fo:padding-right="0cm" fo:wrap-option="no-wrap" draw:shadow="hidden" draw:shadow-offset-x="0.035cm" draw:shadow-offset-y="0.035cm" draw:shadow-color="#808080"/>
    </style:style>
    <style:style style:name="gr13" style:family="graphic" style:parent-style-name="standard">
      <style:graphic-properties draw:stroke="solid" svg:stroke-width="0.035cm" svg:stroke-color="#00ff00" draw:stroke-linejoin="miter" draw:fill="solid" draw:fill-color="#ff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808080"/>
    </style:style>
    <style:style style:name="gr14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15" style:family="graphic" style:parent-style-name="standard">
      <style:graphic-properties draw:stroke="solid" svg:stroke-width="0.035cm" svg:stroke-color="#000000" draw:stroke-linejoin="miter" draw:fill="solid" draw:fill-color="#00ff00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1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7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8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.93cm" fo:padding-top="0.13cm" fo:padding-bottom="0.13cm" fo:padding-left="0.25cm" fo:padding-right="0.25cm" fo:wrap-option="no-wrap" draw:shadow="hidden" draw:shadow-color="#808080"/>
    </style:style>
    <style:style style:name="gr19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1.423cm" fo:padding-top="0.13cm" fo:padding-bottom="0.13cm" fo:padding-left="0.25cm" fo:padding-right="0.25cm" fo:wrap-option="no-wrap" draw:shadow="hidden" draw:shadow-color="#808080"/>
    </style:style>
    <style:style style:name="gr20" style:family="graphic" style:parent-style-name="standard">
      <style:graphic-properties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24" style:family="graphic" style:parent-style-name="standard" style:list-style-name="L9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25" style:family="graphic" style:parent-style-name="standard" style:list-style-name="L9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26" style:family="graphic" style:parent-style-name="standard">
      <style:graphic-properties draw:stroke="dash" draw:stroke-dash="Dash_20_3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7" style:family="graphic" style:parent-style-name="standard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1.757cm" fo:min-width="12.194cm" fo:padding-top="0.13cm" fo:padding-bottom="0.13cm" fo:padding-left="0.25cm" fo:padding-right="0.25cm" fo:wrap-option="wrap" draw:shadow="hidden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.88cm" fo:min-width="11.622cm" fo:padding-top="0.13cm" fo:padding-bottom="0.13cm" fo:padding-left="0.25cm" fo:padding-right="0.25cm" fo:wrap-option="wrap" draw:shadow="hidden"/>
    </style:style>
    <style:style style:name="gr30" style:family="graphic" style:parent-style-name="standard" style:list-style-name="L9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31" style:family="graphic" style:parent-style-name="standard" style:list-style-name="L9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32" style:family="graphic" style:parent-style-name="standard" style:list-style-name="L9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33" style:family="graphic" style:parent-style-name="standard" style:list-style-name="L9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3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="hidden"/>
    </style:style>
    <style:style style:name="gr3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6" style:family="graphic" style:parent-style-name="standard" style:list-style-name="L9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3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9" style:family="graphic" style:parent-style-name="standard" style:list-style-name="L9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40" style:family="graphic" style:parent-style-name="standard" style:list-style-name="L9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41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42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4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808080"/>
    </style:style>
    <style:style style:name="gr44" style:family="graphic" style:parent-style-name="standard" style:list-style-name="L9">
      <style:graphic-properties draw:stroke="none" draw:fill="none" draw:fill-color="#ffffff" draw:textarea-horizontal-align="justify" draw:textarea-vertical-align="middle" draw:auto-grow-height="true" fo:padding-top="0.13cm" fo:padding-bottom="0.13cm" fo:padding-left="0.25cm" fo:padding-right="0.25cm" fo:wrap-option="no-wrap" draw:shadow="hidden"/>
    </style:style>
    <style:style style:name="gr45" style:family="graphic" style:parent-style-name="standard" style:list-style-name="L9">
      <style:graphic-properties draw:stroke="none" draw:fill="none" draw:fill-color="#ffffff" draw:textarea-horizontal-align="justify" draw:textarea-vertical-align="middle" draw:auto-grow-height="true" fo:padding-top="0.13cm" fo:padding-bottom="0.13cm" fo:padding-left="0.25cm" fo:padding-right="0.25cm" fo:wrap-option="no-wrap" draw:shadow="hidden"/>
    </style:style>
    <style:style style:name="gr46" style:family="graphic" style:parent-style-name="standard">
      <style:graphic-properties draw:stroke="solid" svg:stroke-width="0.026cm" svg:stroke-color="#000000" draw:marker-end="msArrowOvalEnd_20_5" draw:marker-end-width="0.21cm" draw:marker-end-center="tru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/>
    </style:style>
    <style:style style:name="gr47" style:family="graphic" style:parent-style-name="standard" style:list-style-name="L9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48" style:family="graphic" style:parent-style-name="standard" style:list-style-name="L9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49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50" style:family="graphic" style:parent-style-name="standard">
      <style:graphic-properties draw:stroke="solid" svg:stroke-width="0.035cm" svg:stroke-color="#000000" draw:stroke-linejoin="miter" draw:fill="solid" draw:fill-color="#e6f19b" draw:textarea-horizontal-align="justify" draw:textarea-vertical-align="top" draw:auto-grow-height="tru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5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5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53" style:family="graphic" style:parent-style-name="standard">
      <style:graphic-properties draw:stroke="solid" svg:stroke-width="0.035cm" svg:stroke-color="#00ff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808080"/>
    </style:style>
    <style:style style:name="gr5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55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6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7" style:family="graphic" style:parent-style-name="standard" style:list-style-name="L9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 draw:shadow-offset-x="0.035cm" draw:shadow-offset-y="0.035cm" draw:shadow-color="#808080"/>
    </style:style>
    <style:style style:name="gr5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5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0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61" style:family="graphic" style:parent-style-name="standard">
      <style:graphic-properties draw:stroke="dash" draw:stroke-dash="Dash_20_4" svg:stroke-width="0.026cm" svg:stroke-color="#000000" draw:stroke-linejoin="miter" draw:fill="solid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/>
    </style:style>
    <style:style style:name="gr62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1.431cm" fo:min-width="10.805cm" fo:padding-top="0.13cm" fo:padding-bottom="0.13cm" fo:padding-left="0.25cm" fo:padding-right="0.25cm" fo:wrap-option="wrap" draw:shadow="hidden"/>
    </style:style>
    <style:style style:name="gr63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/>
    </style:style>
    <style:style style:name="gr64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.716cm" fo:min-width="8.799cm" fo:padding-top="0.13cm" fo:padding-bottom="0.13cm" fo:padding-left="0.25cm" fo:padding-right="0.25cm" fo:wrap-option="wrap" draw:shadow="hidden"/>
    </style:style>
    <style:style style:name="gr65" style:family="graphic" style:parent-style-name="standard" style:list-style-name="L12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66" style:family="graphic" style:parent-style-name="standard">
      <style:graphic-properties draw:stroke="none" draw:fill="none" draw:fill-color="#ffffff" draw:textarea-horizontal-align="justify" draw:textarea-vertical-align="top" draw:auto-grow-height="true" fo:min-height="0.793cm" fo:min-width="13.57cm" fo:padding-top="0.13cm" fo:padding-bottom="0.13cm" fo:padding-left="0.25cm" fo:padding-right="0.25cm" fo:wrap-option="wrap" draw:shadow="hidden"/>
    </style:style>
    <style:style style:name="gr67" style:family="graphic" style:parent-style-name="standard" style:list-style-name="L12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4.616cm" fo:min-width="0cm" fo:padding-top="0.127cm" fo:padding-bottom="0.127cm" fo:padding-left="0.254cm" fo:padding-right="0.254cm" fo:wrap-option="no-wrap" draw:shadow="hidden" draw:shadow-color="#808080"/>
    </style:style>
    <style:style style:name="pr3" style:family="presentation" style:parent-style-name="Title1-notes">
      <style:graphic-properties draw:stroke="solid" svg:stroke-width="0.026cm" svg:stroke-color="#000000" svg:stroke-opacity="100%" draw:stroke-linejoin="miter" draw:fill="solid" draw:fill-color="#ffffff" draw:opacity="100%" draw:auto-grow-height="true" fo:min-height="12.001cm" fo:padding-top="0.013cm" fo:padding-bottom="0.013cm" fo:padding-left="0.013cm" fo:padding-right="0.013cm" draw:shadow="hidden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2.499cm" fo:min-width="0cm" fo:padding-top="0.127cm" fo:padding-bottom="0.127cm" fo:padding-left="0.254cm" fo:padding-right="0.254cm" fo:wrap-option="no-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65cm" fo:min-width="0cm" fo:padding-top="0.127cm" fo:padding-bottom="0.127cm" fo:padding-left="0.254cm" fo:padding-right="0.254cm" fo:wrap-option="no-wrap" draw:shadow="hidden"/>
    </style:style>
    <style:style style:name="pr6" style:family="presentation" style:parent-style-name="Default-notes">
      <style:graphic-properties draw:stroke="solid" svg:stroke-width="0.026cm" svg:stroke-color="#000000" svg:stroke-opacity="100%" draw:stroke-linejoin="miter" draw:fill="solid" draw:fill-color="#ffffff" draw:opacity="100%" draw:auto-grow-height="true" fo:min-height="12.001cm" fo:padding-top="0.013cm" fo:padding-bottom="0.013cm" fo:padding-left="0.013cm" fo:padding-right="0.013cm" draw:shadow="hidden"/>
    </style:style>
    <style:style style:name="pr7" style:family="presentation" style:parent-style-name="Default-notes">
      <style:graphic-properties draw:stroke="none" draw:fill="none" draw:fill-color="#ffffff" draw:auto-grow-height="true" fo:min-height="12.001cm" draw:shadow="hidden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732cm" fo:min-width="0cm" fo:padding-top="0.134cm" fo:padding-bottom="0.134cm" fo:padding-left="0.269cm" fo:padding-right="0.269cm" fo:wrap-option="no-wrap" draw:shadow="hidden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58cm" fo:min-width="0cm" fo:padding-top="0.127cm" fo:padding-bottom="0.127cm" fo:padding-left="0.254cm" fo:padding-right="0.254cm" fo:wrap-option="no-wrap" draw:shadow="hidden"/>
    </style:style>
    <style:style style:name="pr10" style:family="presentation" style:parent-style-name="Default-notes">
      <style:graphic-properties draw:stroke="solid" svg:stroke-width="0.026cm" svg:stroke-color="#000000" svg:stroke-opacity="100%" draw:stroke-linejoin="miter" draw:fill="solid" draw:fill-color="#ffffff" draw:opacity="100%" draw:textarea-horizontal-align="justify" draw:textarea-vertical-align="top" draw:auto-grow-height="true" draw:auto-grow-width="false" fo:min-height="11.732cm" fo:min-width="0cm" fo:padding-top="0.134cm" fo:padding-bottom="0.134cm" fo:padding-left="0.268cm" fo:padding-right="0.268cm" fo:wrap-option="no-wrap" draw:shadow="hidden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no-wrap" draw:shadow="hidden"/>
    </style:style>
    <style:style style:name="pr12" style:family="presentation" style:parent-style-name="Title1-notes">
      <style:graphic-properties draw:stroke="none" draw:fill="none" draw:fill-color="#ffffff" draw:auto-grow-height="true" fo:min-height="12.001cm" draw:shadow="hidden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27cm" fo:margin-right="0cm" fo:margin-top="0.176cm" fo:margin-bottom="0cm" text:enable-numbering="false" fo:text-indent="0cm"/>
    </style:style>
    <style:style style:name="P4" style:family="paragraph">
      <style:paragraph-properties fo:margin-left="0cm" fo:margin-right="0cm" fo:text-align="end" text:enable-numbering="false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.952cm" fo:margin-right="0cm" fo:margin-top="0.211cm" fo:margin-bottom="0cm" text:enable-numbering="true" fo:text-indent="-0.952cm"/>
    </style:style>
    <style:style style:name="P9" style:family="paragraph">
      <style:paragraph-properties fo:margin-left="2.063cm" fo:margin-right="0cm" fo:margin-top="0.176cm" fo:margin-bottom="0cm" text:enable-numbering="true" fo:text-indent="-0.793cm"/>
    </style:style>
    <style:style style:name="P10" style:family="paragraph">
      <style:paragraph-properties fo:margin-left="0.952cm" fo:margin-right="0cm" fo:text-indent="-0.952cm" style:writing-mode="lr-tb"/>
    </style:style>
    <style:style style:name="P11" style:family="paragraph">
      <style:paragraph-properties fo:margin-left="2.063cm" fo:margin-right="0cm" text:enable-numbering="true" fo:text-indent="-0.793cm"/>
    </style:style>
    <style:style style:name="P12" style:family="paragraph">
      <style:paragraph-properties fo:margin-left="0cm" fo:margin-right="0cm" fo:text-align="end" text:enable-numbering="false" fo:text-indent="0cm" style:writing-mode="lr-tb"/>
      <style:text-properties fo:font-size="24pt"/>
    </style:style>
    <style:style style:name="P13" style:family="paragraph">
      <style:paragraph-properties fo:margin-left="0cm" fo:margin-right="0cm" fo:text-indent="0cm"/>
      <style:text-properties fo:font-size="12pt"/>
    </style:style>
    <style:style style:name="P14" style:family="paragraph">
      <style:paragraph-properties fo:margin-left="0cm" fo:margin-right="0cm" text:enable-numbering="false" fo:text-indent="0cm" style:writing-mode="lr-tb"/>
    </style:style>
    <style:style style:name="P15" style:family="paragraph">
      <style:paragraph-properties fo:margin-left="0cm" fo:margin-right="0cm" fo:line-height="100%" fo:text-align="center" text:enable-numbering="false" fo:text-indent="0cm"/>
    </style:style>
    <style:style style:name="P16" style:family="paragraph">
      <style:paragraph-properties fo:margin-left="0cm" fo:margin-right="0cm" fo:line-height="100%" fo:text-align="center" text:enable-numbering="false" fo:text-indent="0cm" style:writing-mode="lr-tb"/>
    </style:style>
    <style:style style:name="P17" style:family="paragraph">
      <style:paragraph-properties fo:text-align="center" style:writing-mode="lr-tb"/>
      <style:text-properties fo:font-size="24pt"/>
    </style:style>
    <style:style style:name="P18" style:family="paragraph">
      <style:paragraph-properties fo:margin-left="0.952cm" fo:margin-right="0cm" text:enable-numbering="true" fo:text-indent="-0.952cm"/>
    </style:style>
    <style:style style:name="P19" style:family="paragraph">
      <style:paragraph-properties fo:margin-left="0cm" fo:margin-right="0cm" fo:line-height="100%" fo:text-align="end" text:enable-numbering="false" fo:text-indent="0cm" style:punctuation-wrap="hanging" style:line-break="strict"/>
      <style:text-properties fo:font-size="24pt"/>
    </style:style>
    <style:style style:name="P20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  <style:text-properties fo:font-size="24pt"/>
    </style:style>
    <style:style style:name="P21" style:family="paragraph">
      <style:paragraph-properties fo:margin-left="0cm" fo:margin-right="0cm" fo:margin-top="0.158cm" fo:margin-bottom="0cm" text:enable-numbering="false" fo:text-indent="0cm" style:punctuation-wrap="hanging" style:line-break="strict"/>
      <style:text-properties fo:font-size="12pt"/>
    </style:style>
    <style:style style:name="P22" style:family="paragraph">
      <style:paragraph-properties fo:margin-left="0cm" fo:margin-right="0cm" fo:margin-top="0.158cm" fo:margin-bottom="0cm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2pt"/>
    </style:style>
    <style:style style:name="P23" style:family="paragraph">
      <style:paragraph-properties fo:margin-left="0cm" fo:margin-right="0cm" fo:margin-top="0.158cm" fo:margin-bottom="0cm" text:enable-numbering="false" fo:text-indent="0cm" style:punctuation-wrap="hanging" style:line-break="strict" style:writing-mode="lr-tb"/>
      <style:text-properties fo:font-size="12pt"/>
    </style:style>
    <style:style style:name="P24" style:family="paragraph">
      <style:paragraph-properties fo:margin-left="0cm" fo:margin-right="0cm" fo:line-height="100%" fo:text-align="end" text:enable-numbering="false" fo:text-indent="0cm" style:punctuation-wrap="simple" style:line-break="normal" style:writing-mode="lr-tb"/>
      <style:text-properties fo:color="#333333" fo:font-weight="bold" style:font-weight-asian="bold" style:font-weight-complex="bold"/>
    </style:style>
    <style:style style:name="P25" style:family="paragraph">
      <style:paragraph-properties fo:margin-left="0cm" fo:margin-right="0cm" fo:line-height="100%" fo:text-align="center" text:enable-numbering="false" fo:text-indent="0cm" style:punctuation-wrap="simple" style:line-break="normal"/>
      <style:text-properties fo:font-size="18pt"/>
    </style:style>
    <style:style style:name="P26" style:family="paragraph">
      <style:paragraph-properties fo:margin-left="0cm" fo:margin-right="0cm" fo:line-height="100%" fo:text-align="center" text:enable-numbering="false" fo:text-indent="0cm" style:punctuation-wrap="simple" style:line-break="normal" style:writing-mode="lr-tb"/>
      <style:text-properties fo:font-size="18pt" style:font-size-asian="18pt" style:font-size-complex="18pt"/>
    </style:style>
    <style:style style:name="P27" style:family="paragraph">
      <style:paragraph-properties fo:margin-left="0cm" fo:margin-right="0cm" fo:text-align="center" fo:text-indent="0cm"/>
      <style:text-properties fo:font-size="18pt"/>
    </style:style>
    <style:style style:name="P28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8pt" style:font-size-asian="18pt" style:font-size-complex="18pt"/>
    </style:style>
    <style:style style:name="P29" style:family="paragraph">
      <style:paragraph-properties fo:margin-left="0cm" fo:margin-right="0cm" fo:text-indent="0cm"/>
      <style:text-properties fo:font-size="24pt"/>
    </style:style>
    <style:style style:name="P30" style:family="paragraph">
      <style:paragraph-properties fo:margin-left="0.952cm" fo:margin-right="0cm" fo:margin-top="0.211cm" fo:margin-bottom="0cm" text:enable-numbering="true" fo:text-indent="-0.952cm" style:writing-mode="lr-tb"/>
    </style:style>
    <style:style style:name="P31" style:family="paragraph">
      <style:paragraph-properties fo:margin-left="0cm" fo:margin-right="0cm" fo:text-indent="0cm" style:text-autospace="none"/>
    </style:style>
    <style:style style:name="P32" style:family="paragraph">
      <style:paragraph-properties style:writing-mode="lr-tb"/>
      <style:text-properties fo:font-family="Arial" style:font-family-generic="swiss" style:font-pitch="variable" fo:font-size="20pt"/>
    </style:style>
    <style:style style:name="P33" style:family="paragraph">
      <style:paragraph-properties fo:margin-left="0cm" fo:margin-right="0cm" fo:line-height="100%" text:enable-numbering="false" fo:text-indent="0cm"/>
    </style:style>
    <style:style style:name="P34" style:family="paragraph">
      <style:paragraph-properties fo:margin-left="0cm" fo:margin-right="0cm" fo:line-height="100%" text:enable-numbering="false" fo:text-indent="0cm" style:writing-mode="lr-tb"/>
    </style:style>
    <style:style style:name="P35" style:family="paragraph">
      <style:paragraph-properties fo:margin-left="0cm" fo:margin-right="0cm" fo:text-indent="0cm" style:text-autospace="none" style:writing-mode="lr-tb"/>
      <style:text-properties fo:font-family="Arial" style:font-family-generic="swiss" style:font-pitch="variable" fo:font-size="20pt"/>
    </style:style>
    <style:style style:name="P36" style:family="paragraph">
      <style:paragraph-properties fo:margin-left="0cm" fo:margin-right="0cm" fo:text-align="end" text:enable-numbering="false" fo:text-indent="0cm"/>
      <style:text-properties fo:font-size="24pt"/>
    </style:style>
    <style:style style:name="P37" style:family="paragraph">
      <style:paragraph-properties fo:margin-left="0.952cm" fo:margin-right="0cm" fo:margin-top="0.176cm" fo:margin-bottom="0cm" text:enable-numbering="true" fo:text-indent="-0.952cm"/>
    </style:style>
    <style:style style:name="P38" style:family="paragraph">
      <style:paragraph-properties fo:margin-left="2.063cm" fo:margin-right="0cm" fo:margin-top="0.158cm" fo:margin-bottom="0cm" text:enable-numbering="true" fo:text-indent="-0.793cm"/>
    </style:style>
    <style:style style:name="P39" style:family="paragraph">
      <style:paragraph-properties fo:margin-left="0.952cm" fo:margin-right="0cm" fo:margin-top="0.158cm" fo:margin-bottom="0cm" fo:line-height="80%" text:enable-numbering="false" fo:text-indent="-0.952cm" style:punctuation-wrap="hanging" style:line-break="strict"/>
    </style:style>
    <style:style style:name="P40" style:family="paragraph">
      <style:paragraph-properties style:writing-mode="lr-tb"/>
      <style:text-properties fo:font-size="16pt"/>
    </style:style>
    <style:style style:name="P41" style:family="paragraph">
      <style:paragraph-properties fo:margin-left="0cm" fo:margin-right="0cm" fo:margin-top="0.158cm" fo:margin-bottom="0cm" text:enable-numbering="false" fo:text-indent="0cm" style:punctuation-wrap="hanging" style:line-break="strict"/>
    </style:style>
    <style:style style:name="P42" style:family="paragraph">
      <style:paragraph-properties fo:margin-left="1.27cm" fo:margin-right="0cm" fo:margin-top="0.211cm" fo:margin-bottom="0cm" text:enable-numbering="true" fo:text-indent="-1.27cm"/>
    </style:style>
    <style:style style:name="P43" style:family="paragraph">
      <style:paragraph-properties fo:margin-left="2.328cm" fo:margin-right="0cm" fo:margin-top="0.176cm" fo:margin-bottom="0cm" text:enable-numbering="true" fo:text-indent="-1.058cm"/>
    </style:style>
    <style:style style:name="P44" style:family="paragraph">
      <style:paragraph-properties fo:margin-left="2.328cm" fo:margin-right="0cm" fo:margin-top="0.176cm" fo:margin-bottom="0cm" text:enable-numbering="false" fo:text-indent="-1.058cm"/>
    </style:style>
    <style:style style:name="P45" style:family="paragraph">
      <style:paragraph-properties fo:margin-left="1.27cm" fo:margin-right="0cm" fo:margin-top="0.211cm" fo:margin-bottom="0cm" text:enable-numbering="false" fo:text-indent="-1.27cm"/>
    </style:style>
    <style:style style:name="P46" style:family="paragraph">
      <style:paragraph-properties fo:margin-left="0.952cm" fo:margin-right="0cm" fo:margin-top="0.176cm" fo:margin-bottom="0cm" fo:line-height="80%" text:enable-numbering="false" fo:text-indent="-0.952cm" style:punctuation-wrap="hanging" style:line-break="strict"/>
    </style:style>
    <style:style style:name="P47" style:family="paragraph">
      <style:paragraph-properties fo:margin-left="0cm" fo:margin-right="0cm" fo:margin-top="0.158cm" fo:margin-bottom="0cm" fo:line-height="100%" text:enable-numbering="false" fo:text-indent="0cm" style:punctuation-wrap="hanging" style:line-break="strict"/>
    </style:style>
    <style:style style:name="P48" style:family="paragraph">
      <style:paragraph-properties fo:margin-left="0.952cm" fo:margin-right="0cm" fo:margin-top="0.211cm" fo:margin-bottom="0cm" text:enable-numbering="false" fo:text-indent="-0.952cm"/>
    </style:style>
    <style:style style:name="P49" style:family="paragraph">
      <style:paragraph-properties fo:margin-left="0cm" fo:margin-right="0cm" fo:margin-top="0.396cm" fo:margin-bottom="0cm" fo:line-height="100%" text:enable-numbering="false" fo:text-indent="0cm"/>
    </style:style>
    <style:style style:name="P50" style:family="paragraph">
      <style:paragraph-properties fo:margin-left="0cm" fo:margin-right="0cm" fo:margin-top="0.396cm" fo:margin-bottom="0cm" fo:line-height="100%" text:enable-numbering="false" fo:text-indent="0cm" style:writing-mode="lr-tb"/>
    </style:style>
    <style:style style:name="P51" style:family="paragraph">
      <style:paragraph-properties style:writing-mode="lr-tb"/>
      <style:text-properties fo:font-family="Arial" style:font-family-generic="swiss" style:font-pitch="variable" fo:font-size="18pt"/>
    </style:style>
    <style:style style:name="P52" style:family="paragraph">
      <style:paragraph-properties fo:margin-left="0.952cm" fo:margin-right="0cm" fo:margin-top="0.176cm" fo:margin-bottom="0cm" fo:line-height="100%" text:enable-numbering="false" fo:text-indent="-0.952cm" style:punctuation-wrap="hanging" style:line-break="strict"/>
    </style:style>
    <style:style style:name="P53" style:family="paragraph">
      <style:paragraph-properties fo:margin-left="0.952cm" fo:margin-right="0cm" fo:margin-top="0.158cm" fo:margin-bottom="0cm" fo:line-height="80%" text:enable-numbering="false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4" style:family="paragraph">
      <style:paragraph-properties fo:margin-left="0.952cm" fo:margin-right="0cm" fo:margin-top="0.158cm" fo:margin-bottom="0cm" fo:line-height="80%" text:enable-numbering="false" fo:text-indent="-0.952cm" style:punctuation-wrap="hanging" style:line-break="strict" style:writing-mode="lr-tb"/>
      <style:text-properties fo:font-size="24pt"/>
    </style:style>
    <style:style style:name="P55" style:family="paragraph">
      <style:paragraph-properties fo:margin-left="0cm" fo:margin-right="0cm" fo:line-height="100%" text:enable-numbering="true" fo:text-indent="0cm"/>
    </style:style>
    <style:style style:name="P56" style:family="paragraph">
      <style:paragraph-properties fo:margin-left="0cm" fo:margin-right="0cm" fo:line-height="100%" text:enable-numbering="true" fo:text-indent="0cm" style:writing-mode="lr-tb"/>
      <style:text-properties fo:font-size="24pt"/>
    </style:style>
    <style:style style:name="P57" style:family="paragraph">
      <style:paragraph-properties fo:margin-left="0.952cm" fo:margin-right="0cm" fo:margin-top="0.158cm" fo:margin-bottom="0cm" fo:line-height="80%" text:enable-numbering="false" fo:text-indent="-0.952cm" style:punctuation-wrap="hanging" style:line-break="strict" style:writing-mode="lr-tb"/>
      <style:text-properties fo:font-size="16pt"/>
    </style:style>
    <style:style style:name="T1" style:family="text">
      <style:text-properties fo:color="#1e481f" fo:font-size="36pt" style:font-size-asian="36pt" style:font-size-complex="36pt"/>
    </style:style>
    <style:style style:name="T2" style:family="text">
      <style:text-properties fo:font-size="13pt" fo:language="en" fo:country="US" style:font-size-asian="13pt" style:font-size-complex="13pt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font-family="Arial" style:font-family-generic="swiss" style:font-pitch="variable" fo:font-size="20pt" fo:language="en" fo:country="US" style:font-size-asian="20pt" style:font-size-complex="20pt"/>
    </style:style>
    <style:style style:name="T6" style:family="text">
      <style:text-properties fo:font-family="Arial" style:font-family-generic="swiss" style:font-pitch="variable" fo:font-size="20pt" style:font-size-asian="20pt" style:font-size-complex="20pt"/>
    </style:style>
    <style:style style:name="T7" style:family="text">
      <style:text-properties fo:font-family="Arial" style:font-family-generic="swiss" style:font-pitch="variable" fo:font-size="18pt" style:font-size-asian="18pt" style:font-size-complex="18pt"/>
    </style:style>
    <style:style style:name="T8" style:family="text">
      <style:text-properties fo:font-family="Arial" style:font-family-generic="swiss" style:font-pitch="variable" fo:language="en" fo:country="US"/>
    </style:style>
    <style:style style:name="T9" style:family="text">
      <style:text-properties fo:font-family="Arial" style:font-pitch="variable" fo:font-size="13pt" fo:language="en" fo:country="US" style:font-size-asian="13pt" style:font-size-complex="13pt"/>
    </style:style>
    <style:style style:name="T10" style:family="text">
      <style:text-properties fo:font-size="12pt"/>
    </style:style>
    <style:style style:name="T11" style:family="text">
      <style:text-properties fo:font-family="Arial" style:font-pitch="variable" fo:font-size="18pt" style:font-size-asian="18pt" style:font-size-complex="18pt"/>
    </style:style>
    <style:style style:name="T12" style:family="text">
      <style:text-properties fo:font-family="Arial" style:font-pitch="variable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size="24pt"/>
    </style:style>
    <style:style style:name="T14" style:family="text">
      <style:text-properties fo:language="en" fo:country="US" fo:font-weight="normal" style:font-weight-asian="bold" style:font-weight-complex="bold"/>
    </style:style>
    <style:style style:name="T15" style:family="text">
      <style:text-properties fo:language="en" fo:country="US" fo:font-weight="normal"/>
    </style:style>
    <style:style style:name="T16" style:family="text">
      <style:text-properties fo:language="en" fo:country="US" fo:font-weight="bold"/>
    </style:style>
    <style:style style:name="T17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18" style:family="text">
      <style:text-properties fo:color="#646464" fo:font-family="Verdana" style:font-family-generic="swiss" style:font-pitch="variable" fo:font-size="24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9" style:family="text">
      <style:text-properties fo:color="#646464" fo:font-family="Arial" style:font-family-generic="swiss" style:font-pitch="variable" fo:font-size="20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20" style:family="text">
      <style:text-properties fo:color="#7f0055" fo:font-family="Arial" style:font-family-generic="swiss" style:font-pitch="variable" fo:font-size="20pt" fo:language="en" fo:country="US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21" style:family="text">
      <style:text-properties fo:color="#000000" fo:font-family="Arial" style:font-family-generic="swiss" style:font-pitch="variable" fo:font-size="20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22" style:family="text">
      <style:text-properties fo:color="#2a00ff" fo:font-family="Arial" style:font-family-generic="swiss" style:font-pitch="variable" fo:font-size="20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23" style:family="text">
      <style:text-properties fo:color="#000000" fo:font-family="Arial" style:font-family-generic="swiss" style:font-pitch="variable" fo:font-size="20pt" fo:language="en" fo:country="US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24" style:family="text">
      <style:text-properties fo:color="#000000" fo:font-family="Arial" style:font-family-generic="swiss" style:font-pitch="variable" fo:font-size="20pt" fo:language="en" fo:country="US" style:font-family-asian="Monaco" style:font-family-generic-asian="modern" style:font-pitch-asian="fixed" style:font-size-asian="20pt" style:font-family-complex="Monaco" style:font-family-generic-complex="modern" style:font-pitch-complex="fixed" style:font-size-complex="20pt"/>
    </style:style>
    <style:style style:name="T25" style:family="text">
      <style:text-properties fo:language="en" fo:country="US" fo:font-style="normal"/>
    </style:style>
    <style:style style:name="T26" style:family="text">
      <style:text-properties fo:language="en" fo:country="GB"/>
    </style:style>
    <style:style style:name="T27" style:family="text">
      <style:text-properties fo:language="en" fo:country="US" fo:font-weight="normal" style:font-weight-asian="normal" style:font-weight-complex="normal"/>
    </style:style>
    <style:style style:name="T28" style:family="text">
      <style:text-properties fo:font-size="20pt" fo:language="en" fo:country="US" style:font-size-asian="20pt" style:font-size-complex="20pt"/>
    </style:style>
    <style:style style:name="T29" style:family="text">
      <style:text-properties fo:font-size="18pt" fo:language="en" fo:country="US" style:font-size-asian="18pt" style:font-size-complex="18pt"/>
    </style:style>
    <style:style style:name="T30" style:family="text">
      <style:text-properties fo:color="#7f0055" fo:font-size="18pt" fo:language="en" fo:country="US" style:font-size-asian="18pt" style:font-size-complex="18pt"/>
    </style:style>
    <style:style style:name="T31" style:family="text">
      <style:text-properties fo:color="#0000c0" fo:font-size="18pt" fo:language="en" fo:country="US" style:font-size-asian="18pt" style:font-size-complex="18pt"/>
    </style:style>
    <style:style style:name="T32" style:family="text">
      <style:text-properties fo:color="#0000c0" fo:font-size="20pt" fo:language="en" fo:country="US" style:font-size-asian="20pt" style:font-size-complex="20pt"/>
    </style:style>
    <style:style style:name="T33" style:family="text">
      <style:text-properties fo:color="#7f0055" fo:font-size="20pt" fo:language="en" fo:country="US" style:font-size-asian="20pt" style:font-size-complex="20pt"/>
    </style:style>
    <style:style style:name="T34" style:family="text">
      <style:text-properties fo:color="#3f7f7f" fo:font-family="Arial" style:font-family-generic="swiss" style:font-pitch="variable" fo:font-size="16pt" fo:language="en" fo:country="US" style:font-size-asian="18pt" style:font-size-complex="18pt"/>
    </style:style>
    <style:style style:name="T35" style:family="text">
      <style:text-properties fo:font-family="Arial" style:font-family-generic="swiss" style:font-pitch="variable" fo:font-size="16pt" fo:language="en" fo:country="US" style:font-size-asian="18pt" style:font-size-complex="18pt"/>
    </style:style>
    <style:style style:name="T36" style:family="text">
      <style:text-properties fo:color="#7f0055" fo:font-family="Arial" style:font-family-generic="swiss" style:font-pitch="variable" fo:font-size="16pt" fo:language="en" fo:country="US" style:font-size-asian="18pt" style:font-size-complex="18pt"/>
    </style:style>
    <style:style style:name="T37" style:family="text">
      <style:text-properties fo:color="#0000c0" fo:font-family="Arial" style:font-family-generic="swiss" style:font-pitch="variable" fo:font-size="16pt" fo:language="en" fo:country="US" style:font-size-asian="18pt" style:font-size-complex="18pt"/>
    </style:style>
    <style:style style:name="T38" style:family="text">
      <style:text-properties fo:color="#0000c0" style:text-outline="false" style:text-line-through-style="none" style:text-position="0% 100%" fo:font-family="Arial" style:font-family-generic="swiss" style:font-pitch="variable" fo:font-size="16pt" fo:language="en" fo:country="US" fo:font-style="normal" fo:text-shadow="none" style:text-underline-style="none" fo:font-weight="normal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39" style:family="text">
      <style:text-properties fo:color="#3f7f7f" fo:font-family="Arial" style:font-family-generic="swiss" style:font-pitch="variable" fo:font-size="20pt" fo:language="en" fo:country="US" style:font-size-asian="20pt" style:font-size-complex="20pt"/>
    </style:style>
    <style:style style:name="T40" style:family="text">
      <style:text-properties fo:color="#006f70" fo:font-family="Arial" style:font-family-generic="swiss" style:font-pitch="variable" fo:font-size="20pt" fo:language="en" fo:country="US" style:font-size-asian="20pt" style:font-size-complex="20pt"/>
    </style:style>
    <style:style style:name="T41" style:family="text">
      <style:text-properties fo:color="#bbe0e3" fo:font-family="Arial" style:font-family-generic="swiss" style:font-pitch="variable" fo:font-size="20pt" fo:language="en" fo:country="US" style:font-size-asian="20pt" style:font-size-complex="20pt"/>
    </style:style>
    <style:style style:name="T42" style:family="text">
      <style:text-properties fo:color="#008080" fo:font-family="Monaco" style:font-family-generic="roman" style:font-pitch="variable" fo:language="en" fo:country="GB"/>
    </style:style>
    <style:style style:name="T43" style:family="text">
      <style:text-properties fo:color="#bbe0e3" fo:font-family="Arial" style:font-family-generic="swiss" style:font-pitch="variable" fo:font-size="20pt" fo:language="en" fo:country="GB" style:font-size-asian="20pt" style:font-size-complex="20pt"/>
    </style:style>
    <style:style style:name="T44" style:family="text">
      <style:text-properties fo:color="#006f70" fo:font-family="Arial" style:font-family-generic="swiss" style:font-pitch="variable" fo:font-size="20pt" fo:language="en" fo:country="GB" style:font-size-asian="20pt" style:font-size-complex="20pt"/>
    </style:style>
    <style:style style:name="T45" style:family="text">
      <style:text-properties fo:font-family="Arial" style:font-family-generic="swiss" style:font-pitch="variable" fo:font-size="20pt" fo:language="en" fo:country="GB" style:font-size-asian="20pt" style:font-size-complex="20pt"/>
    </style:style>
    <style:style style:name="T46" style:family="text">
      <style:text-properties fo:color="#000080" fo:font-family="Monaco" style:font-family-generic="roman" style:font-pitch="variable" fo:language="en" fo:country="GB"/>
    </style:style>
    <style:style style:name="T47" style:family="text">
      <style:text-properties fo:color="#000080" fo:font-family="Monaco" style:font-family-generic="roman" style:font-pitch="variable" fo:language="en" fo:country="GB" fo:font-style="italic" fo:font-weight="bold" style:font-style-asian="italic" style:font-weight-asian="bold" style:font-style-complex="italic" style:font-weight-complex="bold"/>
    </style:style>
    <style:style style:name="T48" style:family="text">
      <style:text-properties fo:color="#3f7f7f" fo:font-family="Arial" style:font-family-generic="swiss" style:font-pitch="variable" fo:font-size="18pt" style:font-size-asian="18pt" style:font-size-complex="18pt"/>
    </style:style>
    <style:style style:name="T49" style:family="text">
      <style:text-properties fo:color="#666666" fo:font-family="Arial" style:font-family-generic="swiss" style:font-pitch="variable" fo:font-size="18pt" fo:language="en" fo:country="US" style:font-size-asian="18pt" style:font-size-complex="18pt"/>
    </style:style>
    <style:style style:name="T50" style:family="text">
      <style:text-properties fo:color="#646464" fo:font-family="Arial" style:font-family-generic="swiss" style:font-pitch="variable" fo:font-size="18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51" style:family="text">
      <style:text-properties fo:color="#7f0055" fo:font-family="Arial" style:font-family-generic="swiss" style:font-pitch="variable" fo:font-size="18pt" fo:language="en" fo:country="US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52" style:family="text">
      <style:text-properties fo:color="#000000" fo:font-family="Arial" style:font-family-generic="swiss" style:font-pitch="variable" fo:font-size="18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53" style:family="text">
      <style:text-properties fo:font-family="Arial" style:font-family-generic="swiss" style:font-pitch="variable" fo:font-size="18pt" fo:language="en" fo:country="US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54" style:family="text">
      <style:text-properties fo:color="#000000" fo:font-family="Arial" style:font-family-generic="swiss" style:font-pitch="variable" fo:font-size="18pt" fo:language="en" fo:country="US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55" style:family="text">
      <style:text-properties fo:color="#2a00ff" fo:font-family="Arial" style:font-family-generic="swiss" style:font-pitch="variable" fo:font-size="18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56" style:family="text">
      <style:text-properties fo:color="#006f70" fo:font-family="Verdana" style:font-family-generic="swiss" style:font-pitch="variable" fo:font-size="20pt" fo:language="en" fo:country="US" style:font-size-asian="20pt" style:font-size-complex="20pt"/>
    </style:style>
    <style:style style:name="T57" style:family="text">
      <style:text-properties fo:font-family="Verdana" style:font-family-generic="swiss" style:font-pitch="variable" fo:font-size="20pt" fo:language="en" fo:country="US" style:font-size-asian="20pt" style:font-size-complex="20pt"/>
    </style:style>
    <style:style style:name="T58" style:family="text">
      <style:text-properties fo:color="#3f7f7f" fo:font-family="Arial" style:font-family-generic="swiss" style:font-pitch="variable" fo:font-size="18pt" fo:language="en" fo:country="US" style:font-size-asian="18pt" style:font-size-complex="18pt"/>
    </style:style>
    <style:style style:name="T59" style:family="text">
      <style:text-properties fo:color="#7f0055" fo:font-family="Arial" style:font-family-generic="swiss" style:font-pitch="variable" fo:font-size="18pt" fo:language="en" fo:country="US" style:font-size-asian="18pt" style:font-size-complex="18pt"/>
    </style:style>
    <style:style style:name="T60" style:family="text">
      <style:text-properties fo:color="#0000c0" fo:font-family="Arial" style:font-family-generic="swiss" style:font-pitch="variable" fo:font-size="18pt" fo:language="en" fo:country="US" style:font-size-asian="18pt" style:font-size-complex="18pt"/>
    </style:style>
    <style:style style:name="T61" style:family="text">
      <style:text-properties fo:color="#0000c0" fo:font-family="Arial" style:font-family-generic="swiss" style:font-pitch="variable" fo:font-size="18pt" style:font-size-asian="18pt" style:font-size-complex="18pt"/>
    </style:style>
    <style:style style:name="T62" style:family="text">
      <style:text-properties fo:font-family="Arial" style:font-family-generic="swiss" style:font-pitch="variable" fo:font-size="20pt" fo:language="en" fo:country="US" fo:font-style="italic" style:font-size-asian="20pt" style:font-size-complex="20pt"/>
    </style:style>
    <style:style style:name="T63" style:family="text">
      <style:text-properties fo:color="#646464" fo:font-family="Arial" style:font-family-generic="swiss" style:font-pitch="variable" fo:font-size="16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64" style:family="text">
      <style:text-properties fo:color="#7f0055" fo:font-family="Arial" style:font-family-generic="swiss" style:font-pitch="variable" fo:font-size="16pt" fo:language="en" fo:country="US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65" style:family="text">
      <style:text-properties fo:color="#000000" fo:font-family="Arial" style:font-family-generic="swiss" style:font-pitch="variable" fo:font-size="16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66" style:family="text">
      <style:text-properties fo:font-family="Arial" style:font-family-generic="swiss" style:font-pitch="variable" fo:font-size="16pt" fo:language="en" fo:country="US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67" style:family="text">
      <style:text-properties fo:color="#808080" fo:font-family="Arial" style:font-family-generic="swiss" style:font-pitch="variable" fo:font-size="16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68" style:family="text">
      <style:text-properties fo:color="#000000" fo:font-family="Arial" style:font-family-generic="swiss" style:font-pitch="variable" fo:font-size="16pt" fo:language="en" fo:country="US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69" style:family="text">
      <style:text-properties fo:color="#2a00ff" fo:font-family="Arial" style:font-family-generic="swiss" style:font-pitch="variable" fo:font-size="16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text:list-style style:name="L1">
      <text:list-level-style-bullet text:level="1" text:bullet-char="•">
        <style:text-properties fo:font-family="Verdana" style:font-family-generic="swiss" style:font-pitch="variable" fo:color="#1e48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Times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Times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1.27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cm" text:min-label-width="1.058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10">
      <text:list-level-style-bullet text:level="1" text:bullet-char="•">
        <style:text-properties fo:font-family="Arial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•">
        <style:text-properties fo:font-family="Arial" style:font-family-generic="swiss" style:font-pitch="variable" fo:color="#666666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52cm"/>
        <style:text-properties fo:font-family="Times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pring MVC Essentials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3.176cm" svg:x="1.826cm" svg:y="5.767cm" presentation:class="title" presentation:user-transformed="true">
          <draw:text-box>
            <text:p text:style-name="P1"><text:span text:style-name="T1">Spring Web MVC Essentials</text:span></text:p>
          </draw:text-box>
        </draw:frame>
        <draw:frame presentation:style-name="pr2" draw:text-style-name="P2" draw:layer="layout" svg:width="17.78cm" svg:height="4.87cm" svg:x="3.625cm" svg:y="8.46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Getting started with Spring Web MVC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"/>
          <draw:frame presentation:style-name="pr3" draw:text-style-name="P6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8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Request Processing Lifecycle</text:span><text:span text:style-name="T3"><text:line-break/></text:span><text:span text:style-name="T3"/></text:p>
              </text:list-item>
            </text:list>
            <text:list text:style-name="L4">
              <text:list-item>
                <text:p text:style-name="P8"><text:span text:style-name="T4">Key Artifact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4">DispatcherServle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4">Handl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4">Views</text:span><text:span text:style-name="T4"><text:line-break/></text:span><text:span text:style-name="T4"/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4">Quick Start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"/>
          <draw:frame presentation:style-name="pr6" draw:text-style-name="P6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Web Request Handling Overview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Web request handling is rather simple</text:p>
              </text:list-item>
            </text:list>
            <text:list text:style-name="L4">
              <text:list-item>
                <text:list>
                  <text:list-item>
                    <text:p text:style-name="P11">Based on an incoming URL..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...we need to call a method..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...after which the return value (if any)..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...needs to be rendered using a view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12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3"/>
          <draw:frame presentation:style-name="pr7" draw:text-style-name="P13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High-Level Spring MVC Request Processing Lifecycle" draw:style-name="dp1" draw:master-page-name="Default">
        <office:forms form:automatic-focus="false" form:apply-design-mode="false"/>
        <draw:frame presentation:style-name="pr4" draw:text-style-name="P14" draw:layer="layout" svg:width="17.476cm" svg:height="2.753cm" svg:x="0.957cm" svg:y="0.725cm" presentation:class="title" presentation:user-transformed="true">
          <draw:text-box>
            <text:p text:style-name="P7">Request Processing Lifecycle</text:p>
          </draw:text-box>
        </draw:frame>
        <draw:custom-shape draw:name="Rectangle 3" draw:style-name="gr2" draw:text-style-name="P16" draw:layer="layout" svg:width="6.773cm" svg:height="3.598cm" svg:x="4.857cm" svg:y="5.457cm">
          <text:p text:style-name="P15"><text:span text:style-name="T5">Dispatcher</text:span></text:p>
          <text:p text:style-name="P15"><text:span text:style-name="T5">Servlet</text:span></text:p>
          <draw:enhanced-geometry svg:viewBox="0 0 21600 21600" draw:type="rectangle" draw:enhanced-path="M 0 0 L 21600 0 21600 21600 0 21600 0 0 Z N"/>
        </draw:custom-shape>
        <draw:custom-shape draw:name="Rectangle 4" draw:style-name="gr3" draw:text-style-name="P16" draw:layer="layout" svg:width="6.561cm" svg:height="2.328cm" svg:x="16.922cm" svg:y="6.092cm">
          <text:p text:style-name="P15"><text:span text:style-name="T6">Handler</text:span></text:p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16" draw:layer="layout" svg:width="6.561cm" svg:height="2.54cm" svg:x="4.857cm" svg:y="11.383cm">
          <text:p text:style-name="P15"><text:span text:style-name="T6">View</text:span></text:p>
          <draw:enhanced-geometry svg:viewBox="0 0 21600 21600" draw:type="rectangle" draw:enhanced-path="M 0 0 L 21600 0 21600 21600 0 21600 0 0 Z N"/>
        </draw:custom-shape>
        <draw:g draw:name="Group 6" draw:id="id1">
          <draw:line draw:name="Line 7" draw:style-name="gr5" draw:text-style-name="P17" draw:layer="layout" svg:x1="1.258cm" svg:y1="7.149cm" svg:x2="4.857cm" svg:y2="7.149cm">
            <text:p text:style-name="P6"/>
          </draw:line>
          <draw:custom-shape draw:name="Text Box 8" draw:style-name="gr6" draw:text-style-name="P16" draw:layer="layout" svg:width="5.292cm" svg:height="0.972cm" svg:x="0.2cm" svg:y="6.303cm">
            <text:p text:style-name="P15"><text:span text:style-name="T7">request (URL)</text:span></text:p>
            <draw:enhanced-geometry svg:viewBox="0 0 21600 21600" draw:type="mso-spt202" draw:enhanced-path="M 0 0 L 21600 0 21600 21600 0 21600 0 0 Z N"/>
          </draw:custom-shape>
        </draw:g>
        <draw:g draw:name="Group 9" draw:id="id2">
          <draw:line draw:name="Line 10" draw:style-name="gr5" draw:text-style-name="P17" draw:layer="layout" svg:x1="11.63cm" svg:y1="6.938cm" svg:x2="16.922cm" svg:y2="6.938cm">
            <text:p text:style-name="P6"/>
          </draw:line>
          <draw:custom-shape draw:name="Text Box 11" draw:style-name="gr7" draw:text-style-name="P16" draw:layer="layout" svg:width="5.715cm" svg:height="0.972cm" svg:x="11.418cm" svg:y="6.092cm">
            <text:p text:style-name="P15"><text:span text:style-name="T7">dispatch request</text:span></text:p>
            <draw:enhanced-geometry svg:viewBox="0 0 21600 21600" draw:type="mso-spt202" draw:enhanced-path="M 0 0 L 21600 0 21600 21600 0 21600 0 0 Z N"/>
          </draw:custom-shape>
        </draw:g>
        <draw:g draw:name="Group 12" draw:id="id3">
          <draw:line draw:name="Line 13" draw:style-name="gr8" draw:text-style-name="P17" draw:layer="layout" svg:x1="16.71cm" svg:y1="7.997cm" svg:x2="11.63cm" svg:y2="7.997cm">
            <text:p text:style-name="P6"/>
          </draw:line>
          <draw:custom-shape draw:name="Text Box 14" draw:style-name="gr9" draw:text-style-name="P16" draw:layer="layout" svg:width="2.752cm" svg:height="1.683cm" svg:x="12.9cm" svg:y="7.997cm">
            <text:p text:style-name="P15"><text:span text:style-name="T7">result view</text:span></text:p>
            <draw:enhanced-geometry svg:viewBox="0 0 21600 21600" draw:type="mso-spt202" draw:enhanced-path="M 0 0 L 21600 0 21600 21600 0 21600 0 0 Z N"/>
          </draw:custom-shape>
        </draw:g>
        <draw:g draw:name="Group 15" draw:id="id4">
          <draw:line draw:name="Line 16" draw:style-name="gr5" draw:text-style-name="P17" draw:layer="layout" svg:x1="8.243cm" svg:y1="9.055cm" svg:x2="8.243cm" svg:y2="11.383cm">
            <text:p text:style-name="P6"/>
          </draw:line>
          <draw:custom-shape draw:name="Text Box 17" draw:style-name="gr10" draw:text-style-name="P16" draw:layer="layout" svg:width="7.408cm" svg:height="0.972cm" svg:x="4.645cm" svg:y="9.689cm">
            <text:p text:style-name="P15"><text:span text:style-name="T7">render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4"/>
          <draw:frame presentation:style-name="pr6" draw:text-style-name="P6" draw:layer="layout" svg:width="14.904cm" svg:height="12.027cm" svg:x="2.708cm" svg:y="12.668cm" presentation:class="notes">
            <draw:text-box>
              <text:p text:style-name="P6">Stress that this is all there is to request-driven web handling. Based on an incoming URL, we need to call a method (handler). The return value of the method needs to be rendered by a view. This simple problem <text:s/>is ultimately well suited for a simple solution like Spring MVC.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8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4">Request Processing Lifecycle</text:span><text:span text:style-name="T4"><text:line-break/></text:span><text:span text:style-name="T4"/></text:p>
              </text:list-item>
            </text:list>
            <text:list text:style-name="L4">
              <text:list-item>
                <text:p text:style-name="P8"><text:span text:style-name="T3">Key Artifact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4">DispatcherServle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4">Handl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4">Views</text:span><text:span text:style-name="T4"><text:line-break/></text:span><text:span text:style-name="T4"/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4">Quick Start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5"/>
          <draw:frame presentation:style-name="pr6" draw:text-style-name="P6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4" draw:text-style-name="P2" draw:layer="layout" svg:width="18.041cm" svg:height="2.999cm" svg:x="0.957cm" svg:y="0.225cm" presentation:class="title" presentation:user-transformed="true">
          <draw:text-box>
            <text:p text:style-name="P7"><text:span text:style-name="T4">DispatcherServlet: </text:span><text:span text:style-name="T4"><text:line-break/></text:span><text:span text:style-name="T4">The Heart of Spring Web MVC </text:span></text:p>
          </draw:text-box>
        </draw:frame>
        <draw:frame presentation:style-name="pr5" draw:text-style-name="P10" draw:layer="layout" svg:width="22.937cm" svg:height="11.989cm" svg:x="1.746cm" svg:y="4.158cm" presentation:class="outline" presentation:user-transformed="true">
          <draw:text-box>
            <text:list text:style-name="L4">
              <text:list-item>
                <text:p text:style-name="P8"><text:span text:style-name="T4">A “front controller”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coordinates all request handling activiti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analogous to Struts</text:span><text:span text:style-name="T8"> ActionServlet / JSF FacesServlet</text:span><text:span text:style-name="T8"><text:line-break/></text:span><text:span text:style-name="T8"/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4">Delegates to Web infrastructure beans</text:span><text:span text:style-name="T4"><text:line-break/></text:span><text:span text:style-name="T4"/></text:p>
              </text:list-item>
            </text:list>
            <text:list text:style-name="L4">
              <text:list-item>
                <text:p text:style-name="P18"><text:span text:style-name="T4">Invokes user Web components</text:span><text:span text:style-name="T4"><text:line-break/></text:span><text:span text:style-name="T4"/></text:p>
              </text:list-item>
            </text:list>
            <text:list text:style-name="L4">
              <text:list-item>
                <text:p text:style-name="P18"><text:span text:style-name="T4">Fully customizabl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interfaces for all infrastructure bea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many extension point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1" draw:text-style-name="P20" draw:layer="layout" svg:width="8.807cm" svg:height="1.332cm" svg:x="11.509cm" svg:y="25.334cm">
            <text:p text:style-name="P19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6"/>
          <draw:frame presentation:style-name="pr8" draw:text-style-name="P23" draw:layer="layout" svg:width="16.254cm" svg:height="12cm" svg:x="2.033cm" svg:y="12.668cm" presentation:class="notes" presentation:user-transformed="true">
            <draw:text-box>
              <text:p text:style-name="P21"><text:span text:style-name="T10">Start by summarizing the motivation behind the framework and why it exists</text:span></text:p>
              <text:p text:style-name="P21"><text:span text:style-name="T10">Take students through a tour of Spring’s support in each major area</text:span></text:p>
              <text:p text:style-name="P22"><text:span text:style-name="T10"><text:tab/></text:span><text:span text:style-name="T10">- Spring’s “Core support” is applicable to almost any class of application in nearly any environment</text:span></text:p>
              <text:p text:style-name="P21"><text:span text:style-name="T10">Close with “The Spring Triangle” to capture the key dimensions of developing applications with Spring</text:span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<text:span text:style-name="T4">DispatcherServlet Configuration</text:span></text:p>
          </draw:text-box>
        </draw:frame>
        <draw:frame presentation:style-name="pr5" draw:text-style-name="P10" draw:layer="layout" svg:width="21.855cm" svg:height="12.926cm" svg:x="1.746cm" svg:y="4.058cm" presentation:class="outline" presentation:user-transformed="true">
          <draw:text-box>
            <text:list text:style-name="L4">
              <text:list-item>
                <text:p text:style-name="P8"><text:span text:style-name="T4">Defined in web.xml</text:span><text:span text:style-name="T4"><text:line-break/></text:span><text:span text:style-name="T4"/></text:p>
              </text:list-item>
            </text:list>
            <text:list text:style-name="L4">
              <text:list-item>
                <text:p text:style-name="P8"><text:span text:style-name="T4">Uses Spring for its configuratio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programming to interfaces + dependency injec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easy to swap parts in and out</text:span><text:span text:style-name="T4"><text:line-break/></text:span><text:span text:style-name="T4"/></text:p>
                  </text:list-item>
                </text:list>
              </text:list-item>
            </text:list>
            <text:list text:style-name="L4">
              <text:list-item>
                <text:p text:style-name="P18"><text:span text:style-name="T4">Creates separate “servlet” application context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configuration is private to DispatcherServlet</text:span><text:span text:style-name="T4"><text:line-break/></text:span><text:span text:style-name="T4"/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4">Full access to the parent “root” context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instantiated via ContextLoaderListen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shared across servlet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1" draw:text-style-name="P20" draw:layer="layout" svg:width="8.807cm" svg:height="1.332cm" svg:x="11.509cm" svg:y="25.334cm">
            <text:p text:style-name="P19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7"/>
          <draw:frame presentation:style-name="pr8" draw:text-style-name="P23" draw:layer="layout" svg:width="16.254cm" svg:height="12cm" svg:x="2.033cm" svg:y="12.668cm" presentation:class="notes" presentation:user-transformed="true">
            <draw:text-box>
              <text:p text:style-name="P21"><text:span text:style-name="T10">Start by summarizing the motivation behind the framework and why it exists</text:span></text:p>
              <text:p text:style-name="P21"><text:span text:style-name="T10">Take students through a tour of Spring’s support in each major area</text:span></text:p>
              <text:p text:style-name="P22"><text:span text:style-name="T10"><text:tab/></text:span><text:span text:style-name="T10">- Spring’s “Core support” is applicable to almost any class of application in nearly any environment</text:span></text:p>
              <text:p text:style-name="P21"><text:span text:style-name="T10">Close with “The Spring Triangle” to capture the key dimensions of developing applications with Spring</text:span>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12" draw:text-style-name="P24" draw:layer="layout" svg:width="10.957cm" svg:height="13.329cm" svg:x="2.161cm" svg:y="3.832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Servlet Container After Starting Up</text:p>
          </draw:text-box>
        </draw:frame>
        <draw:custom-shape draw:style-name="gr13" draw:text-style-name="P5" draw:layer="layout" svg:width="7.441cm" svg:height="4.361cm" svg:x="3.913cm" svg:y="11.229cm">
          <text:p text:style-name="P6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2.752cm" svg:height="0.847cm" svg:x="4.627cm" svg:y="13.049cm">
          <text:p text:style-name="P6"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2.751cm" svg:height="0.846cm" svg:x="7.379cm" svg:y="14.108cm">
          <text:p text:style-name="P6"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752cm" svg:height="0.846cm" svg:x="6.432cm" svg:y="11.568cm">
          <text:p text:style-name="P6"/>
          <draw:enhanced-geometry svg:viewBox="0 0 21600 21600" draw:type="rectangle" draw:enhanced-path="M 0 0 L 21600 0 21600 21600 0 21600 0 0 Z N"/>
        </draw:custom-shape>
        <draw:line draw:style-name="gr16" draw:text-style-name="P17" draw:layer="layout" svg:x1="8.014cm" svg:y1="12.414cm" svg:x2="8.014cm" svg:y2="14.108cm">
          <text:p text:style-name="P6"/>
        </draw:line>
        <draw:line draw:style-name="gr16" draw:text-style-name="P17" draw:layer="layout" svg:x1="6.955cm" svg:y1="12.414cm" svg:x2="6.955cm" svg:y2="13.049cm">
          <text:p text:style-name="P6"/>
        </draw:line>
        <draw:line draw:style-name="gr16" draw:text-style-name="P17" draw:layer="layout" svg:x1="6.744cm" svg:y1="14.531cm" svg:x2="7.379cm" svg:y2="14.531cm">
          <text:p text:style-name="P6"/>
        </draw:line>
        <draw:line draw:style-name="gr17" draw:text-style-name="P17" draw:layer="layout" svg:x1="6.744cm" svg:y1="14.53cm" svg:x2="6.744cm" svg:y2="13.895cm">
          <text:p text:style-name="P6"/>
        </draw:line>
        <draw:custom-shape draw:style-name="gr18" draw:text-style-name="P26" draw:layer="layout" svg:width="8.921cm" svg:height="1.19cm" svg:x="3.169cm" svg:y="15.949cm">
          <text:p text:style-name="P25"><text:span text:style-name="T11">Core Application Context</text:span></text:p>
          <draw:enhanced-geometry svg:viewBox="0 0 21600 21600" draw:type="mso-spt202" draw:enhanced-path="M 0 0 L 21600 0 21600 21600 0 21600 0 0 Z N"/>
        </draw:custom-shape>
        <draw:custom-shape draw:style-name="gr13" draw:text-style-name="P5" draw:layer="layout" svg:width="4.685cm" svg:height="2.835cm" svg:x="4.586cm" svg:y="5.536cm">
          <text:p text:style-name="P6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0.862cm" svg:height="0.854cm" svg:x="5.269cm" svg:y="6.094cm"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6" draw:layer="layout" svg:width="8.591cm" svg:height="1.683cm" svg:x="2.799cm" svg:y="4.297cm">
          <text:p text:style-name="P25"><text:span text:style-name="T12">DispatcherServlet Context</text:span></text:p>
          <draw:enhanced-geometry svg:viewBox="0 0 21600 21600" draw:type="mso-spt202" draw:enhanced-path="M 0 0 L 21600 0 21600 21600 0 21600 0 0 Z N"/>
        </draw:custom-shape>
        <draw:custom-shape draw:style-name="gr15" draw:text-style-name="P5" draw:layer="layout" svg:width="0.911cm" svg:height="0.846cm" svg:x="7.634cm" svg:y="6.169cm">
          <text:p text:style-name="P6"/>
          <draw:enhanced-geometry svg:viewBox="0 0 21600 21600" draw:type="rectangle" draw:enhanced-path="M 0 0 L 21600 0 21600 21600 0 21600 0 0 Z N"/>
        </draw:custom-shape>
        <draw:line draw:style-name="gr16" draw:text-style-name="P17" draw:layer="layout" svg:x1="6.163cm" svg:y1="6.519cm" svg:x2="7.618cm" svg:y2="6.519cm">
          <text:p text:style-name="P6"/>
        </draw:line>
        <draw:custom-shape draw:style-name="gr15" draw:text-style-name="P5" draw:layer="layout" svg:width="0.911cm" svg:height="0.846cm" svg:x="6.535cm" svg:y="6.969cm">
          <text:p text:style-name="P6"/>
          <draw:enhanced-geometry svg:viewBox="0 0 21600 21600" draw:type="rectangle" draw:enhanced-path="M 0 0 L 21600 0 21600 21600 0 21600 0 0 Z N"/>
        </draw:custom-shape>
        <draw:line draw:style-name="gr16" draw:text-style-name="P17" draw:layer="layout" svg:x1="5.845cm" svg:y1="7.431cm" svg:x2="6.48cm" svg:y2="7.431cm">
          <text:p text:style-name="P6"/>
        </draw:line>
        <draw:line draw:style-name="gr17" draw:text-style-name="P17" draw:layer="layout" svg:x1="5.845cm" svg:y1="7.43cm" svg:x2="5.845cm" svg:y2="6.795cm">
          <text:p text:style-name="P6"/>
        </draw:line>
        <draw:line draw:style-name="gr20" draw:layer="layout" svg:x1="7.421cm" svg:y1="8.368cm" svg:x2="7.421cm" svg:y2="11.18cm">
          <text:p text:style-name="P6"/>
        </draw:line>
        <draw:custom-shape draw:style-name="gr21" draw:text-style-name="P28" draw:layer="layout" svg:width="8.03cm" svg:height="3.843cm" svg:x="13.727cm" svg:y="4.158cm">
          <text:p text:style-name="P27"><text:span text:style-name="T7">Web Layer Context:</text:span></text:p>
          <text:p text:style-name="P27"><text:span text:style-name="T7"/></text:p>
          <text:p text:style-name="P27"><text:span text:style-name="T7">Controllers, Views, Resolvers, etc.</text:span></text:p>
          <draw:enhanced-geometry svg:viewBox="0 0 21600 21600" draw:mirror-horizontal="false" draw:type="line-callout-1" draw:modifiers="-12221.4419125887 17812.6951092612 -656.257004109077 3107.3881373569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1" draw:text-style-name="P28" draw:layer="layout" svg:width="6.801cm" svg:height="4.199cm" svg:x="14.165cm" svg:y="10.091cm">
          <text:p text:style-name="P27"><text:span text:style-name="T7">Application Layer Context:</text:span></text:p>
          <text:p text:style-name="P27"><text:span text:style-name="T7"/></text:p>
          <text:p text:style-name="P27"><text:span text:style-name="T7">Business Services, Repositories, etc.</text:span></text:p>
          <draw:enhanced-geometry svg:viewBox="0 0 21600 21600" draw:mirror-horizontal="false" draw:type="line-callout-1" draw:modifiers="-8888.32696265804 11247.4285714286 -746.251102616877 284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22" draw:text-style-name="P29" draw:layer="layout" svg:width="2.623cm" svg:height="1.187cm" svg:x="7.544cm" svg:y="9.987cm">
          <draw:text-box>
            <text:p text:style-name="P29"><text:span text:style-name="T13">parent</text:span></text:p>
          </draw:text-box>
        </draw:frame>
        <draw:frame draw:style-name="gr22" draw:text-style-name="P29" draw:layer="layout" svg:width="2.2cm" svg:height="1.187cm" svg:x="4.945cm" svg:y="8.288cm">
          <draw:text-box>
            <text:p text:style-name="P29"><text:span text:style-name="T13">child</text:span></text:p>
          </draw:text-box>
        </draw:frame>
        <presentation:notes draw:style-name="dp2">
          <office:forms form:automatic-focus="false" form:apply-design-mode="false"/>
          <draw:custom-shape draw:name="Rectangle 7" draw:style-name="gr11" draw:text-style-name="P20" draw:layer="layout" svg:width="8.807cm" svg:height="1.332cm" svg:x="11.509cm" svg:y="25.334cm">
            <text:p text:style-name="P19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8"/>
          <draw:frame presentation:style-name="pr8" draw:text-style-name="P23" draw:layer="layout" svg:width="16.254cm" svg:height="12cm" svg:x="2.033cm" svg:y="12.668cm" presentation:class="notes" presentation:user-transformed="true">
            <draw:text-box>
              <text:p text:style-name="P21"><text:span text:style-name="T10">Start by summarizing the motivation behind the framework and why it exists</text:span></text:p>
              <text:p text:style-name="P21"><text:span text:style-name="T10">Take students through a tour of Spring’s support in each major area</text:span></text:p>
              <text:p text:style-name="P22"><text:span text:style-name="T10"><text:tab/></text:span><text:span text:style-name="T10">- Spring’s “Core support” is applicable to almost any class of application in nearly any environment</text:span></text:p>
              <text:p text:style-name="P21"><text:span text:style-name="T10">Close with “The Spring Triangle” to capture the key dimensions of developing applications with Spring</text:span>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6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4">Request Processing Lifecycle</text:span><text:span text:style-name="T4"><text:line-break/></text:span><text:span text:style-name="T4"/></text:p>
              </text:list-item>
            </text:list>
            <text:list text:style-name="L4">
              <text:list-item>
                <text:p text:style-name="P8"><text:span text:style-name="T14">Key Artifact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5">DispatcherServle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6">Handl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4">Views</text:span><text:span text:style-name="T4"><text:line-break/></text:span><text:span text:style-name="T4"/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4">Quick Star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12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9"/>
          <draw:frame presentation:style-name="pr6" draw:text-style-name="P13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Request Handlers" draw:style-name="dp1" draw:master-page-name="Default">
        <office:forms form:automatic-focus="false" form:apply-design-mode="false"/>
        <draw:custom-shape draw:name="Text Box 14" draw:style-name="gr23" draw:text-style-name="P16" draw:layer="layout" svg:width="12.7cm" svg:height="1.683cm" svg:x="6.138cm" svg:y="13.087cm">
          <text:p text:style-name="P15"><text:span text:style-name="T17">handleRequest</text:span></text:p>
          <text:p text:style-name="P15"><text:span text:style-name="T17">(request, response)</text:span></text:p>
          <draw:enhanced-geometry svg:viewBox="0 0 21600 21600" draw:type="mso-spt202" draw:enhanced-path="M 0 0 L 21600 0 21600 21600 0 21600 0 0 Z N"/>
        </draw:custom-shape>
        <draw:frame presentation:style-name="pr4" draw:text-style-name="P14" draw:layer="layout" svg:width="17.476cm" svg:height="2.753cm" svg:x="0.957cm" svg:y="0.225cm" presentation:class="title" presentation:user-transformed="true">
          <draw:text-box>
            <text:p text:style-name="P7">Request Handlers</text:p>
          </draw:text-box>
        </draw:frame>
        <draw:frame presentation:style-name="pr5" draw:text-style-name="P3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4">Incoming requests are dispatched to handler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4">There are potentially many handlers per DispatcherServlet</text:span></text:p>
                  </text:list-item>
                </text:list>
              </text:list-item>
            </text:list>
          </draw:text-box>
        </draw:frame>
        <draw:custom-shape draw:name="Rectangle 4" draw:style-name="gr24" draw:text-style-name="P16" draw:layer="layout" svg:width="5.08cm" svg:height="1.905cm" svg:x="4.822cm" svg:y="9.73cm">
          <text:p text:style-name="P15"><text:span text:style-name="T5">Dispatcher</text:span></text:p>
          <text:p text:style-name="P15"><text:span text:style-name="T5">Servlet</text:span></text:p>
          <draw:enhanced-geometry svg:viewBox="0 0 21600 21600" draw:type="rectangle" draw:enhanced-path="M 0 0 L 21600 0 21600 21600 0 21600 0 0 Z N"/>
        </draw:custom-shape>
        <draw:custom-shape draw:name="Rectangle 6" draw:style-name="gr25" draw:text-style-name="P16" draw:layer="layout" svg:width="4.656cm" svg:height="1.481cm" svg:x="14.987cm" svg:y="9.942cm">
          <text:p text:style-name="P15"><text:span text:style-name="T6">Handler</text:span></text:p>
          <draw:enhanced-geometry svg:viewBox="0 0 21600 21600" draw:type="rectangle" draw:enhanced-path="M 0 0 L 21600 0 21600 21600 0 21600 0 0 Z N"/>
        </draw:custom-shape>
        <draw:line draw:name="Line 7" draw:style-name="gr26" draw:text-style-name="P17" draw:layer="layout" svg:x1="7.362cm" svg:y1="11.635cm" svg:x2="7.362cm" svg:y2="15.868cm">
          <text:p text:style-name="P6"/>
        </draw:line>
        <draw:line draw:name="Line 9" draw:style-name="gr26" draw:text-style-name="P17" draw:layer="layout" svg:x1="17.315cm" svg:y1="11.635cm" svg:x2="17.315cm" svg:y2="15.868cm">
          <text:p text:style-name="P6"/>
        </draw:line>
        <draw:line draw:name="Line 13" draw:style-name="gr5" draw:text-style-name="P17" draw:layer="layout" svg:x1="7.39cm" svg:y1="13.087cm" svg:x2="17.353cm" svg:y2="13.087cm">
          <text:p text:style-name="P6"/>
        </draw:lin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0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Spring @MVC vs <text:line-break/>Spring &lt;MVC/&gt;</text:p>
          </draw:text-box>
        </draw:frame>
        <draw:frame presentation:style-name="pr5" draw:text-style-name="P10" draw:layer="layout" svg:width="21.855cm" svg:height="11.85cm" svg:x="1.745cm" svg:y="4.657cm" presentation:class="outline" presentation:user-transformed="true">
          <draw:text-box>
            <text:list text:style-name="L4">
              <text:list-item>
                <text:p text:style-name="P8">Spring 2.5 introduces a simplified, annotation-based model for developing Spring MVC applications</text:p>
              </text:list-item>
            </text:list>
            <text:list text:style-name="L4">
              <text:list-item>
                <text:list>
                  <text:list-item>
                    <text:p text:style-name="P11">Informally referred to as “Spring @MVC”</text:p>
                  </text:list-item>
                </text:list>
              </text:list-item>
            </text:list>
            <text:list text:style-name="L4">
              <text:list-item>
                <text:p text:style-name="P18">Earlier versions rely more heavily on XML for configuration</text:p>
              </text:list-item>
            </text:list>
            <text:list text:style-name="L4">
              <text:list-item>
                <text:list>
                  <text:list-item>
                    <text:p text:style-name="P11">“Spring &lt;MVC/&gt;”</text:p>
                  </text:list-item>
                </text:list>
              </text:list-item>
            </text:list>
            <text:list text:style-name="L4">
              <text:list-item>
                <text:p text:style-name="P18">This training will focus on Spring @MVC</text:p>
              </text:list-item>
            </text:list>
            <text:list text:style-name="L4">
              <text:list-item>
                <text:list>
                  <text:list-item>
                    <text:p text:style-name="P11">A compelling alternativ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Focuses on ease of use with smart defaults and a simplified programming model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12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1"/>
          <draw:frame presentation:style-name="pr7" draw:text-style-name="P13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Controllers as Request Handlers" draw:style-name="dp1" draw:master-page-name="Default">
        <office:forms form:automatic-focus="false" form:apply-design-mode="false"/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Controllers as Request Handlers</text:p>
          </draw:text-box>
        </draw:frame>
        <draw:frame presentation:style-name="pr5" draw:text-style-name="P10" draw:layer="layout" svg:width="21.855cm" svg:height="11.219cm" svg:x="1.745cm" svg:y="4.257cm" presentation:class="outline" presentation:user-transformed="true">
          <draw:text-box>
            <text:list text:style-name="L4">
              <text:list-item>
                <text:p text:style-name="P8"><text:span text:style-name="T4">Handlers you define are typically called controllers and are usually annotated by </text:span><text:span text:style-name="T18">@Controller</text:span></text:p>
              </text:list-item>
            </text:list>
            <text:list text:style-name="L4">
              <text:list-item>
                <text:p text:id="id5" text:style-name="P8"><text:span text:style-name="T18">@RequestMapping</text:span><text:span text:style-name="T4"> tells Spring what method to execute when processing a particular request</text:span></text:p>
              </text:list-item>
            </text:list>
          </draw:text-box>
        </draw:frame>
        <draw:custom-shape draw:name="Rectangle 4" draw:style-name="gr27" draw:text-style-name="P32" draw:layer="layout" svg:width="22.21cm" svg:height="6.825cm" svg:x="2.175cm" svg:y="10.29cm">
          <text:p text:style-name="P31"><text:span text:style-name="T19">@Controller</text:span></text:p>
          <text:p text:style-name="P31"><text:span text:style-name="T20">public</text:span><text:span text:style-name="T21"> </text:span><text:span text:style-name="T20">class</text:span><text:span text:style-name="T21"> ExampleController {</text:span></text:p>
          <text:p text:style-name="P31"><text:span text:style-name="T21"/></text:p>
          <text:p text:id="id6" text:style-name="P31"><text:span text:style-name="T19"><text:s text:c="4"/></text:span><text:span text:style-name="T19">@RequestMapping</text:span><text:span text:style-name="T21">(</text:span><text:span text:style-name="T22">"/listAccounts.htm"</text:span><text:span text:style-name="T21">)</text:span></text:p>
          <text:p text:style-name="P31"><text:span text:style-name="T23"><text:s text:c="4"/></text:span><text:span text:style-name="T20">public</text:span><text:span text:style-name="T21"> ModelAndView list() {</text:span></text:p>
          <text:p text:style-name="P31"><text:span text:style-name="T24"><text:s text:c="8"/></text:span><text:span text:style-name="T24">...</text:span></text:p>
          <text:p text:style-name="P31"><text:span text:style-name="T24"><text:s text:c="4"/></text:span><text:span text:style-name="T24">}</text:span></text:p>
          <text:p text:style-name="P31"><text:span text:style-name="T24">}</text:span></text:p>
          <draw:enhanced-geometry svg:viewBox="0 0 21600 21600" draw:type="rectangle" draw:enhanced-path="M 0 0 L 21600 0 21600 21600 0 21600 0 0 Z N"/>
        </draw:custom-shape>
        <draw:g draw:id="id7">
          <draw:line draw:name="Line 5" draw:style-name="gr5" draw:text-style-name="P17" draw:layer="layout" svg:x1="17.353cm" svg:y1="14.793cm" svg:x2="15.518cm" svg:y2="13.577cm">
            <text:p text:style-name="P6"/>
          </draw:line>
          <draw:custom-shape draw:name="Text Box 6" draw:style-name="gr28" draw:text-style-name="P34" draw:layer="layout" svg:width="12.694cm" svg:height="2.017cm" svg:x="11.476cm" svg:y="14.806cm">
            <text:p text:style-name="P33"><text:span text:style-name="T5">Literally, “execute this method to</text:span></text:p>
            <text:p text:style-name="P33"><text:span text:style-name="T5">process requests for /listAccounts.htm”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2"/>
          <draw:frame presentation:style-name="pr6" draw:text-style-name="P6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URL-based HandlerMapping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4">URL-Based Mapping Rules</text:span>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4">Mapping rules you define are typically URL-based, optionally using wild cards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4">/login.htm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4">/editAccount.htm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4">/reward/*/**</text:span></text:p>
                  </text:list-item>
                </text:list>
              </text:list-item>
            </text:list>
            <text:list text:style-name="L4">
              <text:list-item>
                <text:p text:style-name="P18"><text:span text:style-name="T4">Mapping rules in Spring 2.5: defined using annotations or XML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@RequestMapping(“/login.htm”)</text:span></text:p>
                  </text:list-item>
                </text:list>
              </text:list-item>
            </text:list>
            <text:list text:style-name="L4">
              <text:list-item>
                <text:p text:style-name="P18"><text:span text:style-name="T4">Mapping rules in Spring &lt; 2.5: defined in XML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Using the normal &lt;beans/&gt; config language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12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3"/>
          <draw:frame presentation:style-name="pr7" draw:text-style-name="P13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Handler Method Parameters</text:p>
          </draw:text-box>
        </draw:frame>
        <draw:frame presentation:style-name="pr5" draw:text-style-name="P10" draw:layer="layout" svg:width="21.855cm" svg:height="11.219cm" svg:x="1.745cm" svg:y="4.257cm" presentation:class="outline" presentation:user-transformed="true">
          <draw:text-box>
            <text:list text:style-name="L4">
              <text:list-item>
                <text:p text:style-name="P8"><text:span text:style-name="T4">Handler methods will likely need </text:span><text:span text:style-name="T25">context</text:span><text:span text:style-name="T4"> about the current request</text:span></text:p>
              </text:list-item>
            </text:list>
            <text:list text:style-name="L4">
              <text:list-item>
                <text:p text:style-name="P8"><text:span text:style-name="T4">Spring MVC will 'fill in' declared parameter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allows for very flexible method signatures</text:span></text:p>
                  </text:list-item>
                </text:list>
              </text:list-item>
            </text:list>
          </draw:text-box>
        </draw:frame>
        <draw:custom-shape draw:name="Rectangle 4" draw:style-name="gr27" draw:text-style-name="P35" draw:layer="layout" svg:width="23.741cm" svg:height="6.825cm" svg:x="1.129cm" svg:y="9.69cm">
          <text:p text:style-name="P31"><text:span text:style-name="T19">@Controller</text:span></text:p>
          <text:p text:style-name="P31"><text:span text:style-name="T20">public</text:span><text:span text:style-name="T21"> </text:span><text:span text:style-name="T20">class</text:span><text:span text:style-name="T21"> ExampleController {</text:span></text:p>
          <text:p text:style-name="P31"><text:span text:style-name="T21"/></text:p>
          <text:p text:style-name="P31"><text:span text:style-name="T19"><text:s text:c="4"/></text:span><text:span text:style-name="T19">@RequestMapping</text:span><text:span text:style-name="T21">(</text:span><text:span text:style-name="T22">"/listAccounts.htm"</text:span><text:span text:style-name="T21">)</text:span></text:p>
          <text:p text:style-name="P31"><text:span text:style-name="T23"><text:s text:c="4"/></text:span><text:span text:style-name="T21">ModelAndView list(HttpServletRequest req, HttpServletResponse res) {</text:span></text:p>
          <text:p text:style-name="P31"><text:span text:style-name="T24"><text:s text:c="8"/></text:span><text:span text:style-name="T24">...</text:span></text:p>
          <text:p text:style-name="P31"><text:span text:style-name="T24"><text:s text:c="4"/></text:span><text:span text:style-name="T24">}</text:span></text:p>
          <text:p text:style-name="P31"><text:span text:style-name="T24">}</text:span></text:p>
          <draw:enhanced-geometry svg:viewBox="0 0 21600 21600" draw:type="rectangle" draw:enhanced-path="M 0 0 L 21600 0 21600 21600 0 21600 0 0 Z N"/>
        </draw:custom-shape>
        <draw:g draw:id="id8">
          <draw:line draw:name="Line 5" draw:style-name="gr5" draw:text-style-name="P17" draw:layer="layout" svg:x1="15.495cm" svg:y1="15.167cm" svg:x2="13.66cm" svg:y2="13.951cm">
            <text:p text:style-name="P6"/>
          </draw:line>
          <draw:custom-shape draw:name="Text Box 6" draw:style-name="gr29" draw:text-style-name="P34" draw:layer="layout" svg:width="12.122cm" svg:height="1.14cm" svg:x="9.718cm" svg:y="15.18cm">
            <text:p text:style-name="P33"><text:span text:style-name="T5">Automatically filled in by Spring MVC</text:span></text:p>
            <draw:enhanced-geometry svg:viewBox="0 0 21600 21600" draw:type="mso-spt202" draw:enhanced-path="M 0 0 L 21600 0 21600 21600 0 21600 0 0 Z N"/>
          </draw:custom-shape>
          <draw:line draw:name="Line 5" draw:style-name="gr5" draw:text-style-name="P17" draw:layer="layout" svg:x1="16.096cm" svg:y1="15.167cm" svg:x2="17.526cm" svg:y2="13.96cm">
            <text:p text:style-name="P6"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12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4"/>
          <draw:frame presentation:style-name="pr6" draw:text-style-name="P13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Controller Results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Controller Results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4">After request handling, Controllers return a result object called a ModelAndView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4">Selects the view to render the respons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4">Contains the data needed for rendering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26">The Model is the contract between the Controller and the View</text:span></text:p>
              </text:list-item>
            </text:list>
            <text:list text:style-name="L4">
              <text:list-item>
                <text:p text:style-name="P8"><text:span text:style-name="T4">The same Controller often returns different ModelAndView object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4">To render different types of responses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5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ModelAndView Result Object" draw:style-name="dp1" draw:master-page-name="Default">
        <office:forms form:automatic-focus="false" form:apply-design-mode="false"/>
        <draw:frame presentation:style-name="pr4" draw:text-style-name="P14" draw:layer="layout" svg:width="17.476cm" svg:height="2.753cm" svg:x="0.957cm" svg:y="0.225cm" presentation:class="title" presentation:user-transformed="true">
          <draw:text-box>
            <text:p text:style-name="P7"><text:span text:style-name="T4">ModelAndView Result Object</text:span></text:p>
          </draw:text-box>
        </draw:frame>
        <draw:custom-shape draw:name="Rectangle 4" draw:style-name="gr30" draw:text-style-name="P16" draw:layer="layout" svg:width="6.773cm" svg:height="2.752cm" svg:x="9.102cm" svg:y="8.89cm">
          <text:p text:style-name="P15"><text:span text:style-name="T5">ModelAndView</text:span></text:p>
          <draw:enhanced-geometry svg:viewBox="0 0 21600 21600" draw:type="rectangle" draw:enhanced-path="M 0 0 L 21600 0 21600 21600 0 21600 0 0 Z N"/>
        </draw:custom-shape>
        <draw:custom-shape draw:name="Rectangle 6" draw:style-name="gr31" draw:text-style-name="P16" draw:layer="layout" svg:width="5.715cm" svg:height="2.752cm" svg:x="17.992cm" svg:y="12.488cm">
          <text:p text:style-name="P15"><text:span text:style-name="T6">View</text:span></text:p>
          <draw:enhanced-geometry svg:viewBox="0 0 21600 21600" draw:type="rectangle" draw:enhanced-path="M 0 0 L 21600 0 21600 21600 0 21600 0 0 Z N"/>
        </draw:custom-shape>
        <draw:line draw:name="Line 9" draw:style-name="gr5" draw:text-style-name="P17" draw:layer="layout" svg:x1="15.875cm" svg:y1="11.642cm" svg:x2="17.992cm" svg:y2="13.758cm">
          <text:p text:style-name="P6"/>
        </draw:line>
        <draw:custom-shape draw:name="Rectangle 13" draw:style-name="gr32" draw:text-style-name="P16" draw:layer="layout" svg:width="5.715cm" svg:height="2.752cm" svg:x="1.482cm" svg:y="12.488cm">
          <text:p text:style-name="P15"><text:span text:style-name="T6">Model</text:span></text:p>
          <draw:enhanced-geometry svg:viewBox="0 0 21600 21600" draw:type="rectangle" draw:enhanced-path="M 0 0 L 21600 0 21600 21600 0 21600 0 0 Z N"/>
        </draw:custom-shape>
        <draw:line draw:name="Line 15" draw:style-name="gr5" draw:text-style-name="P17" draw:layer="layout" svg:x1="9.101cm" svg:y1="11.642cm" svg:x2="7.196cm" svg:y2="13.758cm">
          <text:p text:style-name="P6"/>
        </draw:line>
        <draw:custom-shape draw:name="Rectangle 16" draw:style-name="gr33" draw:text-style-name="P16" draw:layer="layout" svg:width="6.773cm" svg:height="2.751cm" svg:x="9.102cm" svg:y="4.657cm">
          <text:p text:style-name="P15"><text:span text:style-name="T6">Controller</text:span></text:p>
          <draw:enhanced-geometry svg:viewBox="0 0 21600 21600" draw:type="rectangle" draw:enhanced-path="M 0 0 L 21600 0 21600 21600 0 21600 0 0 Z N"/>
        </draw:custom-shape>
        <draw:line draw:name="Line 17" draw:style-name="gr34" draw:text-style-name="P17" draw:layer="layout" svg:x1="12.488cm" svg:y1="7.408cm" svg:x2="12.488cm" svg:y2="8.89cm">
          <text:p text:style-name="P6"/>
        </draw:line>
        <draw:custom-shape draw:name="Text Box 18" draw:style-name="gr35" draw:text-style-name="P16" draw:layer="layout" svg:width="6.35cm" svg:height="0.972cm" svg:x="9.525cm" svg:y="7.62cm">
          <text:p text:style-name="P15"><text:span text:style-name="T7">returns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6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Example Controllers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Example Controllers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4">An AccountController that creates, shows, updates, and deletes Accounts in the database</text:span></text:p>
              </text:list-item>
            </text:list>
            <text:list text:style-name="L4">
              <text:list-item>
                <text:p text:style-name="P8"><text:span text:style-name="T26">A LoginController that logs users in</text:span></text:p>
              </text:list-item>
            </text:list>
            <text:list text:style-name="L4">
              <text:list-item>
                <text:p text:style-name="P8"><text:span text:style-name="T26">A TopPerformingAccountsController that generates an Excel spreadsheet showing the top 20 accounts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7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6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4">Request Processing Lifecycle</text:span><text:span text:style-name="T4"><text:line-break/></text:span><text:span text:style-name="T4"/></text:p>
              </text:list-item>
            </text:list>
            <text:list text:style-name="L4">
              <text:list-item>
                <text:p text:style-name="P8"><text:span text:style-name="T14">Key Artifact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5">DispatcherServle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27">Handl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Views</text:span><text:span text:style-name="T4"><text:line-break/></text:span><text:span text:style-name="T4"/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4">Quick Star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12" draw:layer="layout" svg:width="8.806cm" svg:height="1.332cm" svg:x="11.513cm" svg:y="25.337cm">
            <text:p text:style-name="P3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8"/>
          <draw:frame presentation:style-name="pr6" draw:text-style-name="P13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Views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Views</text:p>
          </draw:text-box>
        </draw:frame>
        <draw:frame presentation:style-name="pr9" draw:text-style-name="P10" draw:layer="layout" svg:width="21.59cm" svg:height="12.912cm" svg:x="1.905cm" svg:y="4.656cm" presentation:class="outline" presentation:user-transformed="true">
          <draw:text-box>
            <text:list text:style-name="L4">
              <text:list-item>
                <text:p text:style-name="P37"><text:span text:style-name="T28">A Controller returns a view to render the model</text:span></text:p>
              </text:list-item>
            </text:list>
            <text:list text:style-name="L4">
              <text:list-item>
                <text:list>
                  <text:list-item>
                    <text:p text:style-name="P38"><text:span text:style-name="T29">The View generates the HTTP response</text:span></text:p>
                  </text:list-item>
                </text:list>
              </text:list-item>
            </text:list>
            <text:list text:style-name="L4">
              <text:list-item>
                <text:p text:style-name="P37"><text:span text:style-name="T28">A Controller may return a concrete View implementation like</text:span></text:p>
              </text:list-item>
            </text:list>
            <text:list text:style-name="L4">
              <text:list-item>
                <text:list>
                  <text:list-item>
                    <text:p text:style-name="P38"><text:span text:style-name="T30">new</text:span><text:span text:style-name="T29"> JstlView(</text:span><text:span text:style-name="T31">“/WEB-INF/reward/list.jsp”</text:span><text:span text:style-name="T29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8"><text:span text:style-name="T30">new </text:span><text:span text:style-name="T29">RewardListingPdf()</text:span></text:p>
                  </text:list-item>
                </text:list>
              </text:list-item>
            </text:list>
            <text:list text:style-name="L4">
              <text:list-item>
                <text:p text:style-name="P37"><text:span text:style-name="T28">Or a view name like </text:span><text:span text:style-name="T32">“list”</text:span></text:p>
              </text:list-item>
            </text:list>
            <text:list text:style-name="L4">
              <text:list-item>
                <text:list>
                  <text:list-item>
                    <text:p text:style-name="P38"><text:span text:style-name="T29">The DispatcherServlet will resolve the name to a View implementation</text:span></text:p>
                  </text:list-item>
                </text:list>
              </text:list-item>
            </text:list>
            <text:list text:style-name="L4">
              <text:list-item>
                <text:p text:style-name="P37"><text:span text:style-name="T28">Or </text:span><text:span text:style-name="T33">null</text:span></text:p>
              </text:list-item>
            </text:list>
            <text:list text:style-name="L4">
              <text:list-item>
                <text:list>
                  <text:list-item>
                    <text:p text:style-name="P38"><text:span text:style-name="T29">The DispatcherServlet will select the view for the request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9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View Resolvers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View Resolvers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4">The DispatcherServlet delegates to a ViewResolver to map returned view names to View implementations</text:span></text:p>
              </text:list-item>
            </text:list>
            <text:list text:style-name="L4">
              <text:list-item>
                <text:p text:style-name="P8"><text:span text:style-name="T4">The default ViewResolver treats the view name as a Web Application-relative file path</text:span></text:p>
              </text:list-item>
            </text:list>
            <text:list text:style-name="L4">
              <text:list-item>
                <text:p text:style-name="P8"><text:span text:style-name="T4">Override this default by registering a ViewResolver bean with the DispatcherServlet</text:span></text:p>
              </text:list-item>
            </text:list>
            <text:list text:style-name="L4">
              <text:list-item>
                <text:p text:style-name="P8"><text:span text:style-name="T4">Common view resolver strategie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4">Internal resourc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4">Bean name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0"/>
          <draw:frame presentation:style-name="pr6" draw:text-style-name="P6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Custom Internal Resource View Resolver Example" draw:style-name="dp1" draw:master-page-name="Default">
        <office:forms form:automatic-focus="false" form:apply-design-mode="false"/>
        <draw:frame presentation:style-name="pr4" draw:text-style-name="P14" draw:layer="layout" svg:width="17.476cm" svg:height="2.999cm" svg:x="0.957cm" svg:y="0.225cm" presentation:class="title" presentation:user-transformed="true">
          <draw:text-box>
            <text:p text:style-name="P7">Custom Internal Resource View Resolver Example</text:p>
          </draw:text-box>
        </draw:frame>
        <draw:custom-shape draw:name="Rectangle 3" draw:style-name="gr36" draw:text-style-name="P16" draw:layer="layout" svg:width="8.255cm" svg:height="3.175cm" svg:x="16.298cm" svg:y="5.192cm">
          <text:p text:style-name="P15"><text:span text:style-name="T5">RewardController</text:span></text:p>
          <draw:enhanced-geometry svg:viewBox="0 0 21600 21600" draw:type="rectangle" draw:enhanced-path="M 0 0 L 21600 0 21600 21600 0 21600 0 0 Z N"/>
        </draw:custom-shape>
        <draw:polyline draw:name="Line 4" draw:style-name="gr5" draw:text-style-name="P17" draw:id="id10" draw:layer="layout" svg:width="6.349cm" svg:height="0cm" svg:x="9.948cm" svg:y="6.038cm" svg:viewBox="0 0 6350 0" draw:points="0,0 6350,0">
          <text:p text:style-name="P6"/>
        </draw:polyline>
        <draw:polyline draw:name="Line 5" draw:style-name="gr8" draw:text-style-name="P17" draw:id="id12" draw:layer="layout" svg:width="6.349cm" svg:height="0cm" svg:x="9.948cm" svg:y="7.097cm" svg:viewBox="0 0 6350 0" draw:points="6350,0 0,0">
          <text:p text:style-name="P6"/>
        </draw:polyline>
        <draw:custom-shape draw:name="Text Box 6" draw:style-name="gr37" draw:text-style-name="P16" draw:id="id11" draw:layer="layout" svg:width="5.292cm" svg:height="1.683cm" svg:x="10.583cm" svg:y="4.345cm">
          <text:p text:style-name="P15"><text:span text:style-name="T7">handle GET /reward/list</text:span></text:p>
          <draw:enhanced-geometry svg:viewBox="0 0 21600 21600" draw:type="mso-spt202" draw:enhanced-path="M 0 0 L 21600 0 21600 21600 0 21600 0 0 Z N"/>
        </draw:custom-shape>
        <draw:custom-shape draw:name="Text Box 7" draw:style-name="gr38" draw:text-style-name="P16" draw:id="id13" draw:layer="layout" svg:width="6.773cm" svg:height="1.683cm" svg:x="9.737cm" svg:y="7.097cm">
          <text:p text:style-name="P15"><text:span text:style-name="T17">rewardList</text:span></text:p>
          <text:p text:style-name="P15"><text:span text:style-name="T17">model={rewards}</text:span></text:p>
          <draw:enhanced-geometry svg:viewBox="0 0 21600 21600" draw:type="mso-spt202" draw:enhanced-path="M 0 0 L 21600 0 21600 21600 0 21600 0 0 Z N"/>
        </draw:custom-shape>
        <draw:custom-shape draw:name="Rectangle 8" draw:style-name="gr39" draw:text-style-name="P16" draw:layer="layout" svg:width="8.255cm" svg:height="3.175cm" svg:x="1.693cm" svg:y="5.192cm">
          <text:p text:style-name="P15"><text:span text:style-name="T5">DispatcherServlet</text:span></text:p>
          <draw:enhanced-geometry svg:viewBox="0 0 21600 21600" draw:type="rectangle" draw:enhanced-path="M 0 0 L 21600 0 21600 21600 0 21600 0 0 Z N"/>
        </draw:custom-shape>
        <draw:custom-shape draw:name="Rectangle 9" draw:style-name="gr40" draw:text-style-name="P16" draw:layer="layout" svg:width="8.255cm" svg:height="3.175cm" svg:x="1.693cm" svg:y="10.907cm">
          <text:p text:style-name="P15"><text:span text:style-name="T5">Custom</text:span></text:p>
          <text:p text:style-name="P15"><text:span text:style-name="T5">InternalResource</text:span></text:p>
          <text:p text:style-name="P15"><text:span text:style-name="T5">ViewResolver</text:span></text:p>
          <draw:enhanced-geometry svg:viewBox="0 0 21600 21600" draw:type="rectangle" draw:enhanced-path="M 0 0 L 21600 0 21600 21600 0 21600 0 0 Z N"/>
        </draw:custom-shape>
        <draw:polyline draw:name="Line 10" draw:style-name="gr5" draw:text-style-name="P17" draw:id="id18" draw:layer="layout" svg:width="0cm" svg:height="2.539cm" svg:x="4.868cm" svg:y="8.367cm" svg:viewBox="0 0 0 2540" draw:points="0,0 0,2540">
          <text:p text:style-name="P6"/>
        </draw:polyline>
        <draw:custom-shape draw:name="Text Box 11" draw:style-name="gr41" draw:text-style-name="P16" draw:id="id17" draw:layer="layout" svg:width="4.445cm" svg:height="0.972cm" svg:x="1.905cm" svg:y="9.213cm">
          <text:p text:style-name="P15"><text:span text:style-name="T17">rewardList</text:span></text:p>
          <draw:enhanced-geometry svg:viewBox="0 0 21600 21600" draw:type="mso-spt202" draw:enhanced-path="M 0 0 L 21600 0 21600 21600 0 21600 0 0 Z N"/>
        </draw:custom-shape>
        <draw:polyline draw:name="Line 12" draw:style-name="gr8" draw:text-style-name="P17" draw:id="id20" draw:layer="layout" svg:width="0cm" svg:height="2.539cm" svg:x="6.773cm" svg:y="8.367cm" svg:viewBox="0 0 0 2540" draw:points="0,2540 0,0">
          <text:p text:style-name="P6"/>
        </draw:polyline>
        <draw:custom-shape draw:name="Text Box 13" draw:style-name="gr42" draw:text-style-name="P16" draw:id="id21" draw:layer="layout" svg:width="9.525cm" svg:height="0.972cm" svg:x="6.985cm" svg:y="9.425cm">
          <text:p text:style-name="P15"><text:span text:style-name="T17">/WEB-INF/views/rewardList.jsp</text:span></text:p>
          <draw:enhanced-geometry svg:viewBox="0 0 21600 21600" draw:type="mso-spt202" draw:enhanced-path="M 0 0 L 21600 0 21600 21600 0 21600 0 0 Z N"/>
        </draw:custom-shape>
        <draw:g draw:name="Group 14" draw:id="id9">
          <draw:custom-shape draw:name="Oval 15" draw:style-name="gr43" draw:text-style-name="P5" draw:layer="layout" svg:width="1.058cm" svg:height="1.058cm" svg:x="10.16cm" svg:y="4.557cm">
            <text:p text:style-name="P6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name="Text Box 16" draw:style-name="gr44" draw:text-style-name="P16" draw:layer="layout" svg:width="1.058cm" svg:height="0.972cm" svg:x="10.16cm" svg:y="4.619cm">
            <text:p text:style-name="P15"><text:span text:style-name="T7">1</text:span></text:p>
            <draw:enhanced-geometry svg:viewBox="0 0 21600 21600" draw:type="mso-spt202" draw:enhanced-path="M 0 0 L 21600 0 21600 21600 0 21600 0 0 Z N"/>
          </draw:custom-shape>
        </draw:g>
        <draw:g draw:name="Group 17" draw:id="id16">
          <draw:custom-shape draw:name="Oval 18" draw:style-name="gr43" draw:text-style-name="P5" draw:layer="layout" svg:width="1.058cm" svg:height="1.059cm" svg:x="1.27cm" svg:y="9.213cm">
            <text:p text:style-name="P6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name="Text Box 19" draw:style-name="gr45" draw:text-style-name="P16" draw:layer="layout" svg:width="1.058cm" svg:height="0.972cm" svg:x="1.27cm" svg:y="9.276cm">
            <text:p text:style-name="P15"><text:span text:style-name="T7">2</text:span></text:p>
            <draw:enhanced-geometry svg:viewBox="0 0 21600 21600" draw:type="mso-spt202" draw:enhanced-path="M 0 0 L 21600 0 21600 21600 0 21600 0 0 Z N"/>
          </draw:custom-shape>
        </draw:g>
        <draw:polyline draw:name="Line 20" draw:style-name="gr46" draw:text-style-name="P17" draw:id="id15" draw:layer="layout" svg:width="2.396cm" svg:height="2.06cm" svg:x="15.028cm" svg:y="7.731cm" svg:viewBox="0 0 2397 2061" draw:points="2397,2061 0,0">
          <text:p text:style-name="P6"/>
        </draw:polyline>
        <draw:custom-shape draw:name="Text Box 21" draw:style-name="gr47" draw:text-style-name="P34" draw:id="id14" draw:layer="layout" svg:width="6.31cm" svg:height="1.048cm" svg:x="17.46cm" svg:y="9.283cm">
          <text:p text:style-name="P33"><text:span text:style-name="T6">Logical view name</text:span></text:p>
          <draw:enhanced-geometry svg:viewBox="0 0 21600 21600" draw:type="mso-spt202" draw:enhanced-path="M 0 0 L 21600 0 21600 21600 0 21600 0 0 Z N"/>
        </draw:custom-shape>
        <draw:custom-shape draw:name="Text Box 22" draw:style-name="gr48" draw:text-style-name="P34" draw:id="id22" draw:layer="layout" svg:width="7.775cm" svg:height="1.048cm" svg:x="11.019cm" svg:y="11.612cm">
          <text:p text:style-name="P33"><text:span text:style-name="T6">Resolved physical path</text:span></text:p>
          <draw:enhanced-geometry svg:viewBox="0 0 21600 21600" draw:type="mso-spt202" draw:enhanced-path="M 0 0 L 21600 0 21600 21600 0 21600 0 0 Z N"/>
        </draw:custom-shape>
        <draw:polyline draw:name="Line 23" draw:style-name="gr46" draw:text-style-name="P17" draw:id="id23" draw:layer="layout" svg:width="0.007cm" svg:height="1.073cm" svg:x="12.912cm" svg:y="10.482cm" svg:viewBox="0 0 8 1074" draw:points="8,1074 0,0">
          <text:p text:style-name="P6"/>
        </draw:polyline>
        <draw:custom-shape draw:name="Rectangle 4" draw:style-name="gr27" draw:text-style-name="P40" draw:id="id19" draw:layer="layout" svg:width="14.755cm" svg:height="3.571cm" svg:x="10.307cm" svg:y="13.373cm">
          <text:p text:style-name="P6"><text:span text:style-name="T34">&lt;bean</text:span><text:span text:style-name="T35"> </text:span><text:span text:style-name="T36">class</text:span><text:span text:style-name="T35">=</text:span><text:span text:style-name="T37">“</text:span><text:span text:style-name="T38">org.springframework.web.servlet.view.</text:span></text:p>
          <text:p text:style-name="P6"><text:span text:style-name="T38"><text:s text:c="23"/></text:span><text:span text:style-name="T37">InternalResourceViewResolver”</text:span><text:span text:style-name="T34">&gt;</text:span></text:p>
          <text:p text:style-name="P39"><text:span text:style-name="T34"><text:s text:c="4"/></text:span><text:span text:style-name="T34">&lt;property </text:span><text:span text:style-name="T36">name</text:span><text:span text:style-name="T34">=</text:span><text:span text:style-name="T37">“prefix” </text:span><text:span text:style-name="T36">value</text:span><text:span text:style-name="T37">=“/WEB-INF/views/” </text:span><text:span text:style-name="T34">/&gt;</text:span></text:p>
          <text:p text:style-name="P39"><text:span text:style-name="T34"><text:s text:c="4"/></text:span><text:span text:style-name="T34">&lt;property </text:span><text:span text:style-name="T36">name</text:span><text:span text:style-name="T34">=</text:span><text:span text:style-name="T37">“suffix” </text:span><text:span text:style-name="T36">value</text:span><text:span text:style-name="T37">=“.jsp” </text:span><text:span text:style-name="T34">/&gt;</text:span></text:p>
          <text:p text:style-name="P39"><text:span text:style-name="T34">&lt;/bean&gt;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1"/>
          <draw:frame presentation:style-name="pr10" draw:text-style-name="P2" draw:layer="layout" svg:width="14.904cm" svg:height="12cm" svg:x="2.708cm" svg:y="12.668cm" presentation:class="notes" presentation:user-transformed="true">
            <draw:text-box>
              <text:p text:style-name="P41"><text:span text:style-name="T4">Mention that this is just a sample flat mapping for demonstrating resolvers, not a recommendation to always use flat mappings.</text:span></text:p>
            </draw:text-box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6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4">Request Processing Lifecycle</text:span><text:span text:style-name="T4"><text:line-break/></text:span><text:span text:style-name="T4"/></text:p>
              </text:list-item>
            </text:list>
            <text:list text:style-name="L4">
              <text:list-item>
                <text:p text:style-name="P8"><text:span text:style-name="T14">Key Artifact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5">DispatcherServle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27">Handl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4">Views</text:span><text:span text:style-name="T4"><text:line-break/></text:span><text:span text:style-name="T4"/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Quick Star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12" draw:layer="layout" svg:width="8.806cm" svg:height="1.332cm" svg:x="11.513cm" svg:y="25.337cm">
            <text:p text:style-name="P3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2"/>
          <draw:frame presentation:style-name="pr6" draw:text-style-name="P13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Quick Start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Quick Start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7">
              <text:list-item>
                <text:p text:style-name="P42"><text:span text:style-name="T4">Steps to developing web application functionality with Spring MVC</text:span></text:p>
              </text:list-item>
            </text:list>
            <text:list text:style-name="L8">
              <text:list-item>
                <text:list>
                  <text:list-item>
                    <text:p text:style-name="P43"><text:span text:style-name="T4">Deploy a Dispatcher Servlet (one-time only)</text:span></text:p>
                  </text:list-item>
                </text:list>
              </text:list-item>
            </text:list>
            <text:list text:style-name="L8" text:continue-numbering="true">
              <text:list-item>
                <text:list text:continue-numbering="true">
                  <text:list-item>
                    <text:p text:style-name="P43"><text:span text:style-name="T4">Implement a request handler (controller)</text:span></text:p>
                  </text:list-item>
                </text:list>
              </text:list-item>
            </text:list>
            <text:list text:style-name="L8" text:continue-numbering="true">
              <text:list-item>
                <text:list text:continue-numbering="true">
                  <text:list-item>
                    <text:p text:style-name="P43"><text:span text:style-name="T4">Implement the View(s)</text:span></text:p>
                  </text:list-item>
                </text:list>
              </text:list-item>
            </text:list>
            <text:list text:style-name="L8" text:continue-numbering="true">
              <text:list-item>
                <text:list text:continue-numbering="true">
                  <text:list-item>
                    <text:p text:style-name="P43"><text:span text:style-name="T4">Register the Controller with the DispatcherServlet</text:span></text:p>
                  </text:list-item>
                </text:list>
              </text:list-item>
            </text:list>
            <text:list text:style-name="L8" text:continue-numbering="true">
              <text:list-item>
                <text:list text:continue-numbering="true">
                  <text:list-item>
                    <text:p text:style-name="P43"><text:span text:style-name="T4">Deploy and test</text:span></text:p>
                  </text:list-item>
                </text:list>
              </text:list-item>
            </text:list>
            <text:list text:style-name="L8" text:continue-numbering="true">
              <text:list-item>
                <text:list text:continue-numbering="true">
                  <text:list-item>
                    <text:p text:style-name="P44"><text:span text:style-name="T4"/></text:p>
                  </text:list-item>
                </text:list>
              </text:list-item>
            </text:list>
            <text:list text:style-name="L7">
              <text:list-item>
                <text:p text:style-name="P45"><text:span text:style-name="T4">Repeat steps 2-5 to develop new functionality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3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1. Deploy a DispatcherServlet" draw:style-name="dp1" draw:master-page-name="Default">
        <office:forms form:automatic-focus="false" form:apply-design-mode="false"/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<text:span text:style-name="T4">1. Deploy a DispatcherServlet</text:span></text:p>
          </draw:text-box>
        </draw:frame>
        <draw:frame presentation:style-name="pr11" draw:text-style-name="P10" draw:layer="layout" svg:width="21.59cm" svg:height="11.431cm" svg:x="1.905cm" svg:y="4.657cm" presentation:class="outline" presentation:user-transformed="true">
          <draw:text-box>
            <text:list text:style-name="L4">
              <text:list-item>
                <text:p text:style-name="P8"><text:span text:style-name="T4">Define inside &lt;webapp&gt; within web.xml</text:span></text:p>
              </text:list-item>
            </text:list>
          </draw:text-box>
        </draw:frame>
        <draw:custom-shape draw:name="Rectangle 4" draw:style-name="gr27" draw:text-style-name="P5" draw:layer="layout" svg:width="19.575cm" svg:height="10.372cm" svg:x="2.725cm" svg:y="6.138cm">
          <text:p text:style-name="P46"><text:span text:style-name="T39">&lt;servlet&gt;</text:span></text:p>
          <text:p text:style-name="P46"><text:span text:style-name="T40"><text:s text:c="4"/></text:span><text:span text:style-name="T40">&lt;servlet-name&gt;</text:span><text:span text:style-name="T5">rewardsadmin</text:span><text:span text:style-name="T40">&lt;/servlet-name&gt;</text:span></text:p>
          <text:p text:style-name="P46"><text:span text:style-name="T41"><text:s text:c="4"/></text:span><text:span text:style-name="T40">&lt;servlet-class&gt;</text:span></text:p>
          <text:p text:style-name="P46"><text:span text:style-name="T5"><text:s text:c="8"/></text:span><text:span text:style-name="T5">org.springframework.web.servlet.DispatcherServlet</text:span></text:p>
          <text:p text:style-name="P46"><text:span text:style-name="T5"><text:s text:c="4"/></text:span><text:span text:style-name="T40">&lt;/servlet-class&gt;</text:span></text:p>
          <text:p text:style-name="P46"><text:span text:style-name="T41"><text:s text:c="4"/></text:span><text:span text:style-name="T40">&lt;init-param&gt;</text:span></text:p>
          <text:p text:style-name="P46"><text:span text:style-name="T5"><text:s text:c="8"/></text:span><text:span text:style-name="T40">&lt;param-name&gt;</text:span><text:span text:style-name="T5">contextConfigLocation</text:span><text:span text:style-name="T40">&lt;/param-name&gt;</text:span></text:p>
          <text:p text:style-name="P46"><text:span text:style-name="T41"><text:s text:c="8"/></text:span><text:span text:style-name="T40">&lt;param-value&gt;</text:span></text:p>
          <text:p text:style-name="P46"><text:span text:style-name="T5"><text:s text:c="12"/></text:span><text:span text:style-name="T5">/WEB-INF/rewardsadmin-servlet-config.xml</text:span></text:p>
          <text:p text:style-name="P46"><text:span text:style-name="T41"><text:s text:c="8"/></text:span><text:span text:style-name="T40">&lt;/param-value&gt;</text:span></text:p>
          <text:p text:style-name="P46"><text:span text:style-name="T41"><text:s text:c="4"/></text:span><text:span text:style-name="T40">&lt;/init-param&gt;</text:span></text:p>
          <text:p text:style-name="P46"><text:span text:style-name="T40">&lt;/servlet&gt;</text:span></text:p>
          <draw:enhanced-geometry svg:viewBox="0 0 21600 21600" draw:type="rectangle" draw:enhanced-path="M 0 0 L 21600 0 21600 21600 0 21600 0 0 Z N"/>
        </draw:custom-shape>
        <draw:polyline draw:name="Line 5" draw:style-name="gr5" draw:text-style-name="P17" draw:id="id25" draw:layer="layout" svg:width="0cm" svg:height="0.912cm" svg:x="13.335cm" svg:y="13.757cm" svg:viewBox="0 0 0 913" draw:points="0,913 0,0">
          <text:p text:style-name="P6"/>
        </draw:polyline>
        <draw:custom-shape draw:name="Text Box 6" draw:style-name="gr49" draw:text-style-name="P5" draw:id="id24" draw:layer="layout" svg:width="11.623cm" svg:height="1.048cm" svg:x="9.109cm" svg:y="14.605cm">
          <text:p text:style-name="P33"><text:span text:style-name="T5">Contains the Servlet’s configuration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4"/>
          <draw:frame presentation:style-name="pr10" draw:text-style-name="P2" draw:layer="layout" svg:width="14.904cm" svg:height="12cm" svg:x="2.708cm" svg:y="12.668cm" presentation:class="notes" presentation:user-transformed="true">
            <draw:text-box>
              <text:p text:style-name="P47"><text:span text:style-name="T42">Mention the default naming convention; if you don’t specify a contextConfigLocation param, it will load /WEB-INF/rewardsadmin-servlet.xml.</text:span></text:p>
              <text:p text:style-name="P47"><text:span text:style-name="T42"/></text:p>
            </draw:text-box>
          </draw:frame>
        </presentation:notes>
      </draw:page>
      <draw:page draw:name="1. Deploy a Dispatcher Servlet (2)" draw:style-name="dp1" draw:master-page-name="Default">
        <office:forms form:automatic-focus="false" form:apply-design-mode="false"/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<text:span text:style-name="T4">1. Deploy a Dispatcher Servlet (2)</text:span></text:p>
          </draw:text-box>
        </draw:frame>
        <draw:frame presentation:style-name="pr11" draw:text-style-name="P10" draw:layer="layout" svg:width="21.59cm" svg:height="11.431cm" svg:x="1.905cm" svg:y="4.445cm" presentation:class="outline" presentation:user-transformed="true">
          <draw:text-box>
            <text:list text:style-name="L4">
              <text:list-item>
                <text:p text:style-name="P8"><text:span text:style-name="T4">Map the Servlet to a URL pattern</text:span></text:p>
              </text:list-item>
            </text:list>
            <text:list text:style-name="L4">
              <text:list-item>
                <text:p text:style-name="P48"><text:span text:style-name="T4"/></text:p>
              </text:list-item>
            </text:list>
            <text:list text:style-name="L4">
              <text:list-item>
                <text:p text:style-name="P48"><text:span text:style-name="T4"/></text:p>
              </text:list-item>
            </text:list>
            <text:list text:style-name="L4">
              <text:list-item>
                <text:p text:style-name="P48"><text:span text:style-name="T4"/></text:p>
              </text:list-item>
            </text:list>
            <text:list text:style-name="L4">
              <text:list-item>
                <text:p text:style-name="P48"><text:span text:style-name="T4"/></text:p>
              </text:list-item>
            </text:list>
            <text:list text:style-name="L4">
              <text:list-item>
                <text:p text:id="id26" text:style-name="P8"><text:span text:style-name="T4">Will now be able to invoke the Servlet like</text:span></text:p>
              </text:list-item>
            </text:list>
          </draw:text-box>
        </draw:frame>
        <draw:custom-shape draw:name="Rectangle 4" draw:style-name="gr27" draw:text-style-name="P5" draw:layer="layout" svg:width="17.339cm" svg:height="3.599cm" svg:x="2.963cm" svg:y="6.138cm">
          <text:p text:style-name="P46"><text:span text:style-name="T40">&lt;servlet-mapping&gt;</text:span></text:p>
          <text:p text:style-name="P46"><text:span text:style-name="T41"><text:s text:c="4"/></text:span><text:span text:style-name="T40">&lt;servlet-name&gt;</text:span><text:span text:style-name="T5">rewardsadmin</text:span><text:span text:style-name="T40">&lt;/servlet-name&gt;</text:span></text:p>
          <text:p text:style-name="P46"><text:span text:style-name="T43"><text:s text:c="4"/></text:span><text:span text:style-name="T44">&lt;url-pattern&gt;</text:span><text:span text:style-name="T45">/rewardsadmin/*</text:span><text:span text:style-name="T44">&lt;/url-pattern&gt;</text:span></text:p>
          <text:p text:style-name="P46"><text:span text:style-name="T40">&lt;/servlet-mapping&gt;</text:span></text:p>
          <text:p text:style-name="P46"><text:span text:style-name="T40"/></text:p>
          <draw:enhanced-geometry svg:viewBox="0 0 21600 21600" draw:type="rectangle" draw:enhanced-path="M 0 0 L 21600 0 21600 21600 0 21600 0 0 Z N"/>
        </draw:custom-shape>
        <draw:custom-shape draw:name="Text Box 5" draw:style-name="gr50" draw:text-style-name="P5" draw:id="id27" draw:layer="layout" svg:width="18.94cm" svg:height="2.622cm" svg:x="2.963cm" svg:y="12.065cm">
          <text:p text:style-name="P33"><text:span text:style-name="T6">http://localhost:8080/rewardsadmin/reward/list</text:span><text:span text:style-name="T6"><text:line-break/></text:span><text:span text:style-name="T6">http://localhost:8080/rewardsadmin/reward/new</text:span></text:p>
          <text:p text:style-name="P33"><text:span text:style-name="T6">http://localhost:8080/rewardsadmin/reward/show?id=1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5"/>
          <draw:frame presentation:style-name="pr10" draw:text-style-name="P2" draw:layer="layout" svg:width="14.904cm" svg:height="12cm" svg:x="2.708cm" svg:y="12.668cm" presentation:class="notes" presentation:user-transformed="true">
            <draw:text-box>
              <text:p text:style-name="P47"><text:span text:style-name="T42">The single dispatcher servlet serves a number of requests, one dispatcher servlet per logical web unit.</text:span></text:p>
              <text:p text:style-name="P47"><text:span text:style-name="T42">NB: this URL samples require the app to be deployed using the root as the webapp context! Otherwise a URL would look like </text:span><text:span text:style-name="T46">http://localhost:8080</text:span><text:span text:style-name="T47">/contextRoot</text:span><text:span text:style-name="T46">/rewardsadmin/reward/list</text:span></text:p>
              <text:p text:style-name="P47"><text:span text:style-name="T42"/></text:p>
            </draw:text-box>
          </draw:frame>
        </presentation:notes>
      </draw:page>
      <draw:page draw:name="Initial Dispatcher Servlet Config" draw:style-name="dp1" draw:master-page-name="Default">
        <office:forms form:automatic-focus="false" form:apply-design-mode="false"/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<text:span text:style-name="T4">Initial Dispatcher Servlet Config</text:span></text:p>
          </draw:text-box>
        </draw:frame>
        <draw:custom-shape draw:name="Rectangle 3" draw:style-name="gr27" draw:text-style-name="P5" draw:layer="layout" svg:width="23.072cm" svg:height="8.678cm" svg:x="1.27cm" svg:y="5.715cm">
          <text:p text:style-name="P39"><text:span text:style-name="T48">&lt;beans&gt;</text:span></text:p>
          <text:p text:style-name="P39"><text:span text:style-name="T48"/></text:p>
          <text:p text:style-name="P39"><text:span text:style-name="T48"><text:s text:c="4"/></text:span><text:span text:style-name="T48">&lt;!-- </text:span></text:p>
          <text:p text:style-name="P39"><text:span text:style-name="T48"><text:s text:c="8"/></text:span><text:span text:style-name="T48">Define your “web beans” here such as your Controllers and</text:span></text:p>
          <text:p text:style-name="P39"><text:span text:style-name="T48"><text:s text:c="8"/></text:span><text:span text:style-name="T48">their URL mapping configurations</text:span></text:p>
          <text:p text:style-name="P39"><text:span text:style-name="T48"><text:s text:c="8"/></text:span></text:p>
          <text:p text:style-name="P39"><text:span text:style-name="T48"><text:s text:c="8"/></text:span><text:span text:style-name="T48">Web beans here may reference “application beans” in the “root”</text:span></text:p>
          <text:p text:style-name="P39"><text:span text:style-name="T48"><text:s text:c="8"/></text:span><text:span text:style-name="T48">web application context</text:span></text:p>
          <text:p text:style-name="P39"><text:span text:style-name="T48"><text:s text:c="4"/></text:span><text:span text:style-name="T48">--&gt;</text:span></text:p>
          <text:p text:style-name="P39"><text:span text:style-name="T48"/></text:p>
          <text:p text:style-name="P39"><text:span text:style-name="T48">&lt;/beans&gt;</text:span></text:p>
          <draw:enhanced-geometry svg:viewBox="0 0 21600 21600" draw:type="rectangle" draw:enhanced-path="M 0 0 L 21600 0 21600 21600 0 21600 0 0 Z N"/>
        </draw:custom-shape>
        <draw:custom-shape draw:name="Rectangle 4" draw:style-name="gr51" draw:text-style-name="P5" draw:layer="layout" svg:width="14.049cm" svg:height="1.048cm" svg:x="1.251cm" svg:y="4.657cm">
          <text:p text:style-name="P33"><text:span text:style-name="T5">/WEB-INF/rewardsadmin-servlet-config.xml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6"/>
          <draw:frame presentation:style-name="pr6" draw:text-style-name="P6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After DispatcherServlet Deployment" draw:style-name="dp1" draw:master-page-name="Default">
        <office:forms form:automatic-focus="false" form:apply-design-mode="false"/>
        <draw:custom-shape draw:name="AutoShape 2" draw:style-name="gr52" draw:text-style-name="P5" draw:layer="layout" svg:width="14.817cm" svg:height="12.065cm" svg:x="4.445cm" svg:y="4.868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14" draw:layer="layout" svg:width="17.476cm" svg:height="2.999cm" svg:x="0.957cm" svg:y="0.225cm" presentation:class="title" presentation:user-transformed="true">
          <draw:text-box>
            <text:p text:style-name="P7"><text:span text:style-name="T4">After DispatcherServlet Deployment</text:span></text:p>
          </draw:text-box>
        </draw:frame>
        <draw:custom-shape draw:name="AutoShape 4" draw:style-name="gr53" draw:text-style-name="P5" draw:layer="layout" svg:width="12.7cm" svg:height="4.657cm" svg:x="5.503cm" svg:y="5.503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5" draw:style-name="gr54" draw:text-style-name="P34" draw:layer="layout" svg:width="8.596cm" svg:height="0.972cm" svg:x="7.637cm" svg:y="5.503cm">
          <text:p text:style-name="P33"><text:span text:style-name="T49">Root WebApplicationContext</text:span></text:p>
          <draw:enhanced-geometry svg:viewBox="0 0 21600 21600" draw:type="mso-spt202" draw:enhanced-path="M 0 0 L 21600 0 21600 21600 0 21600 0 0 Z N"/>
        </draw:custom-shape>
        <draw:line draw:name="Line 6" draw:style-name="gr55" draw:text-style-name="P17" draw:layer="layout" svg:x1="12.065cm" svg:y1="12.064cm" svg:x2="12.065cm" svg:y2="10.159cm">
          <text:p text:style-name="P6"/>
        </draw:line>
        <draw:polyline draw:name="Line 7" draw:style-name="gr56" draw:text-style-name="P17" draw:id="id28" draw:layer="layout" svg:width="6.772cm" svg:height="0cm" svg:x="12.065cm" svg:y="11.218cm" svg:viewBox="0 0 6773 0" draw:points="0,0 6773,0">
          <text:p text:style-name="P6"/>
        </draw:polyline>
        <draw:custom-shape draw:name="Text Box 8" draw:style-name="gr57" draw:text-style-name="P50" draw:id="id29" draw:layer="layout" svg:width="6.139cm" svg:height="2.394cm" svg:x="18.838cm" svg:y="9.737cm">
          <text:p text:style-name="P49"><text:span text:style-name="T7">All web beans will have access to application beans <text:s/></text:span></text:p>
          <draw:enhanced-geometry svg:viewBox="0 0 21600 21600" draw:type="mso-spt202" draw:enhanced-path="M 0 0 L 21600 0 21600 21600 0 21600 0 0 Z N"/>
        </draw:custom-shape>
        <draw:custom-shape draw:name="Text Box 9" draw:style-name="gr58" draw:text-style-name="P16" draw:layer="layout" svg:width="11.06cm" svg:height="0.972cm" svg:x="6.35cm" svg:y="4.022cm">
          <text:p text:style-name="P15"><text:span text:style-name="T7">Java EE™ Web Application</text:span></text:p>
          <draw:enhanced-geometry svg:viewBox="0 0 21600 21600" draw:type="mso-spt202" draw:enhanced-path="M 0 0 L 21600 0 21600 21600 0 21600 0 0 Z N"/>
        </draw:custom-shape>
        <draw:custom-shape draw:name="Rectangle 10" draw:style-name="gr14" draw:text-style-name="P5" draw:layer="layout" svg:width="2.752cm" svg:height="0.846cm" svg:x="8.678cm" svg:y="7.832cm">
          <text:p text:style-name="P6"/>
          <draw:enhanced-geometry svg:viewBox="0 0 21600 21600" draw:type="rectangle" draw:enhanced-path="M 0 0 L 21600 0 21600 21600 0 21600 0 0 Z N"/>
        </draw:custom-shape>
        <draw:custom-shape draw:name="Rectangle 11" draw:style-name="gr14" draw:text-style-name="P5" draw:layer="layout" svg:width="2.752cm" svg:height="0.847cm" svg:x="11.43cm" svg:y="8.89cm">
          <text:p text:style-name="P6"/>
          <draw:enhanced-geometry svg:viewBox="0 0 21600 21600" draw:type="rectangle" draw:enhanced-path="M 0 0 L 21600 0 21600 21600 0 21600 0 0 Z N"/>
        </draw:custom-shape>
        <draw:custom-shape draw:name="Rectangle 12" draw:style-name="gr15" draw:text-style-name="P5" draw:layer="layout" svg:width="2.752cm" svg:height="0.846cm" svg:x="10.583cm" svg:y="6.562cm">
          <text:p text:style-name="P6"/>
          <draw:enhanced-geometry svg:viewBox="0 0 21600 21600" draw:type="rectangle" draw:enhanced-path="M 0 0 L 21600 0 21600 21600 0 21600 0 0 Z N"/>
        </draw:custom-shape>
        <draw:line draw:name="Line 13" draw:style-name="gr59" draw:text-style-name="P17" draw:layer="layout" svg:x1="12.065cm" svg:y1="7.408cm" svg:x2="12.065cm" svg:y2="8.89cm">
          <text:p text:style-name="P6"/>
        </draw:line>
        <draw:line draw:name="Line 14" draw:style-name="gr59" draw:text-style-name="P17" draw:layer="layout" svg:x1="11.007cm" svg:y1="7.408cm" svg:x2="11.007cm" svg:y2="7.832cm">
          <text:p text:style-name="P6"/>
        </draw:line>
        <draw:line draw:name="Line 15" draw:style-name="gr59" draw:text-style-name="P17" draw:layer="layout" svg:x1="10.16cm" svg:y1="9.313cm" svg:x2="11.43cm" svg:y2="9.313cm">
          <text:p text:style-name="P6"/>
        </draw:line>
        <draw:line draw:name="Line 16" draw:style-name="gr56" draw:text-style-name="P17" draw:layer="layout" svg:x1="10.16cm" svg:y1="9.312cm" svg:x2="10.16cm" svg:y2="8.677cm">
          <text:p text:style-name="P6"/>
        </draw:line>
        <draw:custom-shape draw:name="AutoShape 17" draw:style-name="gr53" draw:text-style-name="P5" draw:layer="layout" svg:width="12.7cm" svg:height="4.233cm" svg:x="5.503cm" svg:y="12.065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18" draw:style-name="gr60" draw:text-style-name="P16" draw:layer="layout" svg:width="11.642cm" svg:height="0.972cm" svg:x="6.138cm" svg:y="12.065cm">
          <text:p text:style-name="P15"><text:span text:style-name="T49">DispatcherServlet ApplicationContext</text:span></text:p>
          <draw:enhanced-geometry svg:viewBox="0 0 21600 21600" draw:type="mso-spt202" draw:enhanced-path="M 0 0 L 21600 0 21600 21600 0 21600 0 0 Z N"/>
        </draw:custom-shape>
        <draw:custom-shape draw:name="AutoShape 22" draw:style-name="gr61" draw:text-style-name="P5" draw:layer="layout" svg:width="0.846cm" svg:height="0.635cm" svg:x="11.642cm" svg:y="10.16cm">
          <text:p text:style-name="P6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7"/>
          <draw:frame presentation:style-name="pr6" draw:text-style-name="P6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2. Implement a Controller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2. Implement a Controller</text:p>
          </draw:text-box>
        </draw:frame>
        <draw:custom-shape draw:name="Rectangle 3" draw:style-name="gr27" draw:text-style-name="P51" draw:layer="layout" svg:width="20.386cm" svg:height="13.123cm" svg:x="2.117cm" svg:y="4.022cm">
          <text:p text:style-name="P31"><text:span text:style-name="T50">@Controller</text:span></text:p>
          <text:p text:style-name="P31"><text:span text:style-name="T51">public</text:span><text:span text:style-name="T52"> </text:span><text:span text:style-name="T51">class</text:span><text:span text:style-name="T52"> RewardController {</text:span></text:p>
          <text:p text:style-name="P31"><text:span text:style-name="T52"><text:s text:c="4"/></text:span><text:span text:style-name="T51">private</text:span><text:span text:style-name="T52"> RewardLookupService lookupService;</text:span></text:p>
          <text:p text:style-name="P31"><text:span text:style-name="T53"/></text:p>
          <text:p text:style-name="P31"><text:span text:style-name="T52"><text:s text:c="4"/></text:span><text:span text:style-name="T51">public</text:span><text:span text:style-name="T52"> RewardController(RewardLookupService svc) {</text:span></text:p>
          <text:p text:style-name="P31"><text:span text:style-name="T52"><text:s text:c="8"/></text:span><text:span text:style-name="T51">this</text:span><text:span text:style-name="T52">.lookupService = svc; </text:span></text:p>
          <text:p text:style-name="P31"><text:span text:style-name="T54"><text:s text:c="4"/></text:span><text:span text:style-name="T54">}</text:span></text:p>
          <text:p text:style-name="P31"><text:span text:style-name="T54"><text:s text:c="4"/></text:span></text:p>
          <text:p text:style-name="P31"><text:span text:style-name="T52"><text:s text:c="4"/></text:span><text:span text:style-name="T50">@RequestMapping</text:span><text:span text:style-name="T52">(</text:span><text:span text:style-name="T55">"/reward/show"</text:span><text:span text:style-name="T52">)</text:span></text:p>
          <text:p text:style-name="P31"><text:span text:style-name="T52"><text:s text:c="4"/></text:span><text:span text:style-name="T51">public</text:span><text:span text:style-name="T52"> ModelAndView show(HttpServletRequest request) {</text:span></text:p>
          <text:p text:style-name="P31"><text:span text:style-name="T54"><text:s text:c="8"/></text:span><text:span text:style-name="T54">String id = request.getParameter(“id”);</text:span></text:p>
          <text:p text:style-name="P31"><text:span text:style-name="T54"><text:s text:c="8"/></text:span><text:span text:style-name="T54">Reward reward = lookupService.lookupReward(id);</text:span></text:p>
          <text:p text:style-name="P31"><text:span text:style-name="T52"><text:s text:c="8"/></text:span><text:span text:style-name="T52">ModelAndView result = </text:span><text:span text:style-name="T51">new</text:span><text:span text:style-name="T52"> ModelAndView();</text:span></text:p>
          <text:p text:style-name="P31"><text:span text:style-name="T54"><text:s text:c="8"/></text:span><text:span text:style-name="T54">result.addObject(“reward”, reward);</text:span></text:p>
          <text:p text:style-name="P31"><text:span text:style-name="T54"><text:s text:c="8"/></text:span><text:span text:style-name="T54">result.setViewName(“rewardView”);</text:span></text:p>
          <text:p text:style-name="P31"><text:span text:style-name="T52"><text:s text:c="8"/></text:span><text:span text:style-name="T51">return</text:span><text:span text:style-name="T52"> result;</text:span></text:p>
          <text:p text:style-name="P31"><text:span text:style-name="T54"><text:s text:c="4"/></text:span><text:span text:style-name="T54">}</text:span></text:p>
          <text:p text:style-name="P31"><text:span text:style-name="T54">}</text:span></text:p>
          <draw:enhanced-geometry svg:viewBox="0 0 21600 21600" draw:type="rectangle" draw:enhanced-path="M 0 0 L 21600 0 21600 21600 0 21600 0 0 Z N"/>
        </draw:custom-shape>
        <draw:g draw:id="id32">
          <draw:custom-shape draw:name="Text Box 6" draw:style-name="gr62" draw:text-style-name="P34" draw:layer="layout" svg:width="11.305cm" svg:height="1.691cm" svg:x="8.5cm" svg:y="15.663cm">
            <text:p text:style-name="P33"><text:span text:style-name="T17">Selects the “rewardView” to render the</text:span></text:p>
            <text:p text:style-name="P33"><text:span text:style-name="T17">“</text:span><text:span text:style-name="T17">reward” model</text:span></text:p>
            <draw:enhanced-geometry svg:viewBox="0 0 21600 21600" draw:type="mso-spt202" draw:enhanced-path="M 0 0 L 21600 0 21600 21600 0 21600 0 0 Z N"/>
          </draw:custom-shape>
          <draw:line draw:name="Line 12" draw:style-name="gr63" draw:text-style-name="P17" draw:layer="layout" svg:x1="8.94cm" svg:y1="15.636cm" svg:x2="8.94cm" svg:y2="14.897cm">
            <text:p text:style-name="P6"/>
          </draw:line>
        </draw:g>
        <draw:g draw:id="id30">
          <draw:custom-shape draw:name="Text Box 13" draw:style-name="gr64" draw:text-style-name="P34" draw:layer="layout" svg:width="9.299cm" svg:height="0.976cm" svg:x="12.64cm" svg:y="8.811cm">
            <text:p text:style-name="P33"><text:span text:style-name="T7">Depends on application service</text:span></text:p>
            <draw:enhanced-geometry svg:viewBox="0 0 21600 21600" draw:type="mso-spt202" draw:enhanced-path="M 0 0 L 21600 0 21600 21600 0 21600 0 0 Z N"/>
          </draw:custom-shape>
          <draw:line draw:name="Line 14" draw:style-name="gr63" draw:text-style-name="P17" draw:layer="layout" svg:x1="14.744cm" svg:y1="8.773cm" svg:x2="14.744cm" svg:y2="7.77cm">
            <text:p text:style-name="P6"/>
          </draw:line>
        </draw:g>
        <draw:g draw:id="id31">
          <draw:custom-shape draw:name="Text Box 13" draw:style-name="gr64" draw:text-style-name="P34" draw:layer="layout" svg:width="9.299cm" svg:height="0.976cm" svg:x="15.504cm" svg:y="13.957cm">
            <text:p text:style-name="P33"><text:span text:style-name="T7">Automatically filled in by Spring</text:span></text:p>
            <draw:enhanced-geometry svg:viewBox="0 0 21600 21600" draw:type="mso-spt202" draw:enhanced-path="M 0 0 L 21600 0 21600 21600 0 21600 0 0 Z N"/>
          </draw:custom-shape>
          <draw:line draw:name="Line 14" draw:style-name="gr63" draw:text-style-name="P17" draw:layer="layout" svg:x1="18.744cm" svg:y1="13.974cm" svg:x2="18.744cm" svg:y2="11.3cm">
            <text:p text:style-name="P6"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8"/>
          <draw:frame presentation:style-name="pr10" draw:text-style-name="P2" draw:layer="layout" svg:width="14.904cm" svg:height="12cm" svg:x="2.708cm" svg:y="12.668cm" presentation:class="notes" presentation:user-transformed="true">
            <draw:text-box>
              <text:p text:style-name="P41"><text:span text:style-name="T26">Re-iterate the dependency injection. <text:s/></text:span></text:p>
              <text:p text:style-name="P41"><text:span text:style-name="T26"/></text:p>
              <text:p text:style-name="P41"><text:span text:style-name="T26">No example of unravelling from request parameters, but highlight the simplicity, the simple adaption and delegation to the userService.</text:span></text:p>
              <text:p text:style-name="P41"><text:span text:style-name="T26"/></text:p>
              <text:p text:style-name="P41"><text:span text:style-name="T26">Later, in mvc-2, we'll showcase how to use @RequestParam to avoid the manual request.getParameter() calls, etc.</text:span></text:p>
            </draw:text-box>
          </draw:frame>
        </presentation:notes>
      </draw:page>
      <draw:page draw:name="3. Implement the Views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3. Implement the Views</text:p>
          </draw:text-box>
        </draw:frame>
        <draw:custom-shape draw:name="Rectangle 3" draw:style-name="gr27" draw:text-style-name="P5" draw:layer="layout" svg:width="20.748cm" svg:height="9.737cm" svg:x="2.328cm" svg:y="5.715cm">
          <text:p text:style-name="P52"><text:span text:style-name="T56">&lt;html&gt;</text:span></text:p>
          <text:p text:style-name="P52"><text:span text:style-name="T56"><text:s text:c="4"/></text:span><text:span text:style-name="T56">&lt;head&gt;&lt;title&gt;</text:span><text:span text:style-name="T57">Your Reward</text:span><text:span text:style-name="T56">&lt;/title&gt;&lt;/head&gt;</text:span></text:p>
          <text:p text:style-name="P52"><text:span text:style-name="T57"><text:s text:c="4"/></text:span><text:span text:style-name="T56">&lt;body&gt;</text:span></text:p>
          <text:p text:style-name="P52"><text:span text:style-name="T57"><text:s text:c="8"/></text:span><text:span text:style-name="T57">Amount=${reward.amount}</text:span></text:p>
          <text:p text:style-name="P52"><text:span text:style-name="T57"><text:s text:c="8"/></text:span><text:span text:style-name="T57">Date=${reward.date}</text:span></text:p>
          <text:p text:style-name="P52"><text:span text:style-name="T57"><text:s text:c="8"/></text:span><text:span text:style-name="T57">Account Number=${reward.account}</text:span></text:p>
          <text:p text:style-name="P52"><text:span text:style-name="T57"><text:s text:c="8"/></text:span><text:span text:style-name="T57">Merchant Number=${reward.merchant}</text:span></text:p>
          <text:p text:style-name="P52"><text:span text:style-name="T56"><text:s text:c="4"/></text:span><text:span text:style-name="T56">&lt;/body&gt;</text:span></text:p>
          <text:p text:style-name="P52"><text:span text:style-name="T56">&lt;/html&gt;</text:span></text:p>
          <draw:enhanced-geometry svg:viewBox="0 0 21600 21600" draw:type="rectangle" draw:enhanced-path="M 0 0 L 21600 0 21600 21600 0 21600 0 0 Z N"/>
        </draw:custom-shape>
        <draw:custom-shape draw:name="Rectangle 4" draw:style-name="gr51" draw:text-style-name="P5" draw:layer="layout" svg:width="10.611cm" svg:height="1.048cm" svg:x="2.332cm" svg:y="4.657cm">
          <text:p text:style-name="P33"><text:span text:style-name="T5">/WEB-INF/views/rewardView.jsp</text:span></text:p>
          <draw:enhanced-geometry svg:viewBox="0 0 21600 21600" draw:type="rectangle" draw:enhanced-path="M 0 0 L 21600 0 21600 21600 0 21600 0 0 Z N"/>
        </draw:custom-shape>
        <draw:custom-shape draw:name="Text Box 5" draw:style-name="gr49" draw:text-style-name="P5" draw:id="id33" draw:layer="layout" svg:width="11.835cm" svg:height="0.972cm" svg:x="9.346cm" svg:y="13.97cm">
          <text:p text:style-name="P33"><text:span text:style-name="T7">References result model object by name</text:span></text:p>
          <draw:enhanced-geometry svg:viewBox="0 0 21600 21600" draw:type="mso-spt202" draw:enhanced-path="M 0 0 L 21600 0 21600 21600 0 21600 0 0 Z N"/>
        </draw:custom-shape>
        <draw:polyline draw:name="Line 6" draw:style-name="gr63" draw:text-style-name="P17" draw:id="id34" draw:layer="layout" svg:width="0cm" svg:height="1.269cm" svg:x="13.547cm" svg:y="12.7cm" svg:viewBox="0 0 0 1270" draw:points="0,1270 0,0">
          <text:p text:style-name="P6"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9"/>
          <draw:frame presentation:style-name="pr10" draw:text-style-name="P2" draw:layer="layout" svg:width="14.904cm" svg:height="12cm" svg:x="2.708cm" svg:y="12.668cm" presentation:class="notes" presentation:user-transformed="true">
            <draw:text-box>
              <text:p text:style-name="P41"><text:span text:style-name="T4">Mention here that the lab will show how to configure a simple view resolver, and a subsequent module will cover them in more depth.</text:span></text:p>
            </draw:text-box>
          </draw:frame>
        </presentation:notes>
      </draw:page>
      <draw:page draw:name="4. Register the Controller with the DispatcherServlet" draw:style-name="dp1" draw:master-page-name="Default">
        <office:forms form:automatic-focus="false" form:apply-design-mode="false"/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<text:span text:style-name="T4">4. Register the Controller with the DispatcherServlet</text:span></text:p>
          </draw:text-box>
        </draw:frame>
        <draw:custom-shape draw:name="Rectangle 4" draw:style-name="gr27" draw:text-style-name="P5" draw:layer="layout" svg:width="21.544cm" svg:height="3.882cm" svg:x="2.223cm" svg:y="6.773cm">
          <text:p text:id="id35" text:style-name="P39"><text:span text:style-name="T58"/></text:p>
          <text:p text:id="id36" text:style-name="P39"><text:span text:style-name="T58">&lt;bean</text:span><text:span text:style-name="T17"> </text:span><text:span text:style-name="T59">id</text:span><text:span text:style-name="T17">=</text:span><text:span text:style-name="T60">“rewardController” </text:span><text:span text:style-name="T59">class</text:span><text:span text:style-name="T17">=</text:span><text:span text:style-name="T60">“rewardsadmin.RewardController”</text:span><text:span text:style-name="T58">&gt;</text:span></text:p>
          <text:p text:style-name="P39"><text:span text:style-name="T58"><text:s text:c="4"/></text:span><text:span text:style-name="T58">&lt;constructor-arg </text:span><text:span text:style-name="T59">ref</text:span><text:span text:style-name="T17">=</text:span><text:span text:style-name="T60">“rewardLookupService” </text:span><text:span text:style-name="T58">/&gt;</text:span></text:p>
          <text:p text:style-name="P39"><text:span text:style-name="T58">&lt;/bean&gt;</text:span></text:p>
          <draw:enhanced-geometry svg:viewBox="0 0 21600 21600" draw:type="rectangle" draw:enhanced-path="M 0 0 L 21600 0 21600 21600 0 21600 0 0 Z N"/>
        </draw:custom-shape>
        <draw:custom-shape draw:name="Rectangle 6" draw:style-name="gr51" draw:text-style-name="P5" draw:layer="layout" svg:width="14.049cm" svg:height="1.048cm" svg:x="2.013cm" svg:y="5.315cm">
          <text:p text:style-name="P33"><text:span text:style-name="T5">/WEB-INF/rewardsadmin-servlet-config.xml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30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5. Deploy and Test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5. Deploy and Test</text:p>
          </draw:text-box>
        </draw:frame>
        <draw:custom-shape draw:name="Text Box 5" draw:style-name="gr50" draw:text-style-name="P5" draw:layer="layout" svg:width="20.532cm" svg:height="1.048cm" svg:x="2.328cm" svg:y="6.35cm">
          <text:p text:style-name="P33"><text:span text:style-name="T6">http://localhost:8080/rewardsadmin/reward/show?id=1</text:span></text:p>
          <draw:enhanced-geometry svg:viewBox="0 0 21600 21600" draw:type="mso-spt202" draw:enhanced-path="M 0 0 L 21600 0 21600 21600 0 21600 0 0 Z N"/>
        </draw:custom-shape>
        <draw:custom-shape draw:name="Rectangle 6" draw:style-name="gr27" draw:text-style-name="P5" draw:id="id37" draw:layer="layout" svg:width="11.007cm" svg:height="5.08cm" svg:x="6.35cm" svg:y="8.255cm">
          <text:p text:style-name="P39"><text:span text:style-name="T7">Your Reward</text:span></text:p>
          <text:p text:style-name="P39"><text:span text:style-name="T7"/></text:p>
          <text:p text:style-name="P53"><text:span text:style-name="T7"><text:tab/></text:span><text:span text:style-name="T7">Amount = </text:span><text:span text:style-name="T61">$100.00</text:span></text:p>
          <text:p text:style-name="P39"><text:span text:style-name="T7"><text:s text:c="5"/></text:span><text:span text:style-name="T7">Date = </text:span><text:span text:style-name="T61">2006/12/29</text:span></text:p>
          <text:p text:style-name="P39"><text:span text:style-name="T7"><text:s text:c="5"/></text:span><text:span text:style-name="T7">Account Number = </text:span><text:span text:style-name="T61">123456789</text:span></text:p>
          <text:p text:style-name="P39"><text:span text:style-name="T7"><text:s text:c="5"/></text:span><text:span text:style-name="T7">Merchant Number = </text:span><text:span text:style-name="T61">1234567890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31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<text:span text:style-name="T4">Last remark: @Controllers are @Components!</text:span></text:p>
          </draw:text-box>
        </draw:frame>
        <draw:custom-shape draw:name="Rectangle 4" draw:style-name="gr65" draw:text-style-name="P54" draw:layer="layout" svg:width="21.492cm" svg:height="2.433cm" svg:x="2.423cm" svg:y="6.081cm">
          <text:p text:id="id38" text:style-name="P39"><text:span text:style-name="T58"/></text:p>
          <text:p text:id="id39" text:style-name="P39"><text:span text:style-name="T58">&lt;context:component-scan </text:span><text:span text:style-name="T59">base-package</text:span><text:span text:style-name="T17">=</text:span><text:span text:style-name="T60">“rewardsadmin”</text:span><text:span text:style-name="T58">/&gt;</text:span></text:p>
          <draw:enhanced-geometry svg:viewBox="0 0 21600 21600" draw:type="rectangle" draw:enhanced-path="M 0 0 L 21600 0 21600 21600 0 21600 0 0 Z N"/>
        </draw:custom-shape>
        <draw:custom-shape draw:name="Rectangle 6" draw:style-name="gr66" draw:text-style-name="P56" draw:layer="layout" svg:width="18.621cm" svg:height="1.053cm" svg:x="2.047cm" svg:y="4.265cm">
          <text:list text:style-name="L3">
            <text:list-item>
              <text:p text:style-name="P55"><text:span text:style-name="T5"><text:s/></text:span><text:span text:style-name="T5">This means you can </text:span><text:span text:style-name="T62">auto-detect</text:span><text:span text:style-name="T5"> Spring MVC Controller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4" draw:style-name="gr67" draw:text-style-name="P57" draw:layer="layout" svg:width="21.418cm" svg:height="7.289cm" svg:x="2.471cm" svg:y="9.162cm">
          <text:p text:style-name="P31"><text:span text:style-name="T63">@Controller</text:span></text:p>
          <text:p text:style-name="P31"><text:span text:style-name="T64">public</text:span><text:span text:style-name="T65"> </text:span><text:span text:style-name="T64">class</text:span><text:span text:style-name="T65"> RewardController {</text:span></text:p>
          <text:p text:style-name="P31"><text:span text:style-name="T65"><text:s text:c="4"/></text:span><text:span text:style-name="T64">private</text:span><text:span text:style-name="T65"> RewardLookupService lookupService;</text:span></text:p>
          <text:p text:style-name="P31"><text:span text:style-name="T66"/></text:p>
          <text:p text:style-name="P31"><text:span text:style-name="T65"><text:s text:c="4"/></text:span><text:span text:style-name="T67">@Autowired</text:span><text:span text:style-name="T65"> </text:span><text:span text:style-name="T64">public</text:span><text:span text:style-name="T65"> RewardController(RewardLookupService svc) {</text:span></text:p>
          <text:p text:style-name="P31"><text:span text:style-name="T65"><text:s text:c="8"/></text:span><text:span text:style-name="T64">this</text:span><text:span text:style-name="T65">.lookupService = svc; </text:span></text:p>
          <text:p text:style-name="P31"><text:span text:style-name="T68"><text:s text:c="4"/></text:span><text:span text:style-name="T68">}</text:span></text:p>
          <text:p text:style-name="P31"><text:span text:style-name="T68"><text:s text:c="4"/></text:span></text:p>
          <text:p text:style-name="P31"><text:span text:style-name="T65"><text:s text:c="4"/></text:span><text:span text:style-name="T63">@RequestMapping</text:span><text:span text:style-name="T65">(</text:span><text:span text:style-name="T69">"/reward/show"</text:span><text:span text:style-name="T65">)</text:span></text:p>
          <text:p text:style-name="P31"><text:span text:style-name="T65"><text:s text:c="4"/></text:span><text:span text:style-name="T64">public</text:span><text:span text:style-name="T65"> ModelAndView show(HttpServletRequest request) { ... }</text:span></text:p>
          <text:p text:style-name="P31"><text:span text:style-name="T68">}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12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32"/>
          <draw:frame presentation:style-name="pr7" draw:text-style-name="P13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LAB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826cm" svg:y="5.767cm" presentation:class="title" presentation:user-transformed="true">
          <draw:text-box>
            <text:p text:style-name="P1"><text:span text:style-name="T1">LAB</text:span></text:p>
          </draw:text-box>
        </draw:frame>
        <draw:frame presentation:style-name="pr2" draw:text-style-name="P2" draw:layer="layout" svg:width="21.348cm" svg:height="4.87cm" svg:x="1.634cm" svg:y="8.46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Spring Web MVC Essentials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33"/>
          <draw:frame presentation:style-name="pr12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draw:marker draw:name="msArrowOvalEnd_20_5" draw:display-name="msArrowOvalEnd 5" svg:viewBox="0 0 210 210" svg:d="m210 0c0-57-48-105-105-105s-105 48-105 105 48 105 105 105 105-48 105-105z"/>
    <draw:stroke-dash draw:name="Dash_20_2" draw:display-name="Dash 2" draw:style="rect" draw:dots1="1" draw:dots1-length="0.035cm" draw:distance="0.035cm"/>
    <draw:stroke-dash draw:name="Dash_20_3" draw:display-name="Dash 3" draw:style="rect" draw:dots2="1" draw:dots2-length="0.141cm" draw:distance="0.105cm"/>
    <draw:stroke-dash draw:name="Dash_20_4" draw:display-name="Dash 4" draw:style="rect" draw:dots2="1" draw:dots2-length="0.105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Times" style:font-family-generic="moder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moder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moder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moder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family-generic="modern" style:font-pitch="variable" fo:font-size="24pt" fo:font-style="normal" fo:text-shadow="none" style:text-underline-style="none" fo:font-weight="normal" style:font-family-asian="'AR PL ShanHeiSun Un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Times" style:font-family-generic="moder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moder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moder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moder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family-generic="moder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presentation-page-layout style:name="AL0T23">
      <presentation:placeholder presentation:object="handout" svg:x="2.057cm" svg:y="1.743cm" svg:width="10.555cm" svg:height="3.507cm"/>
      <presentation:placeholder presentation:object="handout" svg:x="15.412cm" svg:y="1.743cm" svg:width="10.555cm" svg:height="3.507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3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solid" draw:fill-color="#143015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8cm" fo:padding-right="0.268cm" fo:wrap-option="no-wrap" draw:shadow="hidden"/>
    </style:style>
    <style:style style:name="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8cm" fo:padding-right="0.268cm" fo:wrap-option="no-wrap" draw:shadow="hidden"/>
    </style:style>
    <style:style style:name="pr3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8cm" fo:padding-right="0.268cm" fo:wrap-option="no-wrap" draw:shadow="hidden"/>
    </style:style>
    <style:style style:name="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8cm" fo:padding-right="0.268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fo:text-align="end" text:enable-numbering="false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P9" style:family="paragraph">
      <style:paragraph-properties fo:margin-left="0cm" fo:margin-right="0cm" fo:line-height="100%" text:enable-numbering="false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Arial" style:font-family-generic="swiss" style:font-pitch="variable" fo:font-size="12pt" fo:font-weight="bold" style:font-family-asian="'ＭＳ Ｐゴシック'" style:font-family-generic-asian="modern" style:font-pitch-asian="variable" style:font-size-asian="12pt" style:font-weight-asian="bold" style:font-family-complex="'ＭＳ Ｐゴシック'" style:font-family-generic-complex="modern" style:font-pitch-complex="variable" style:font-size-complex="12pt" style:font-weight-complex="bold"/>
    </style:style>
    <style:style style:name="T3" style:family="text">
      <style:text-properties fo:font-size="13pt" fo:language="en" fo:country="US" style:font-size-asian="13pt" style:font-size-complex="13pt"/>
    </style:style>
    <style:style style:name="T4" style:family="text">
      <style:text-properties fo:color="#ffffff" fo:font-family="Verdana" style:font-family-generic="swiss" style:font-pitch="variable" fo:font-size="6pt" fo:language="en" fo:country="US" fo:font-weight="bold" style:font-family-asian="'ＭＳ Ｐゴシック'" style:font-family-generic-asian="modern" style:font-pitch-asian="variable" style:font-size-asian="6pt" style:font-weight-asian="bold" style:font-family-complex="'ＭＳ Ｐゴシック'" style:font-family-generic-complex="modern" style:font-pitch-complex="variable" style:font-size-complex="6pt" style:font-weight-complex="bold"/>
    </style:style>
    <text:list-style style:name="L1">
      <text:list-level-style-bullet text:level="1" text:bullet-char="•">
        <style:text-properties fo:font-family="Times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8.817cm" svg:height="1.332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817cm" svg:height="1.332cm" svg:x="11.50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817cm" svg:height="1.332cm" svg:x="0cm" svg:y="25.337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817cm" svg:height="1.332cm" svg:x="11.502cm" svg:y="25.337cm" presentation:class="page-number">
        <draw:text-box>
          <text:p text:style-name="P2"><text:span text:style-name="T1">Spring MVC 1 - </text:span><text:span text:style-name="T1"><text:page-number>&lt;number&gt;</text:page-number></text:span></text:p>
        </draw:text-box>
      </draw:frame>
      <draw:page-thumbnail draw:layer="backgroundobjects" svg:width="11.201cm" svg:height="8.4cm" svg:x="4.559cm" svg:y="3.733cm" draw:page-number="1"/>
      <draw:page-thumbnail draw:layer="backgroundobjects" svg:width="11.201cm" svg:height="8.4cm" svg:x="4.559cm" svg:y="14.535cm"/>
    </style:handout-master>
    <style:master-page style:name="Default" style:page-layout-name="PM1" draw:style-name="dp1">
      <office:forms form:automatic-focus="false" form:apply-design-mode="false"/>
      <draw:frame draw:style-name="gr3" draw:text-style-name="P3" draw:layer="backgroundobjects" svg:width="25.4cm" svg:height="3.052cm" svg:x="0cm" svg:y="15.998cm">
        <draw:image xlink:href="Pictures/10000000000002580000007019806B54.jpg" xlink:type="simple" xlink:show="embed" xlink:actuate="onLoad">
          <text:p/>
        </draw:image>
      </draw:frame>
      <draw:frame presentation:style-name="Default-title" draw:layer="backgroundobjects" svg:width="17.476cm" svg:height="2.969cm" svg:x="0.957cm" svg:y="0.117cm" presentation:class="title" presentation:placeholder="true">
        <draw:text-box/>
      </draw:frame>
      <draw:frame presentation:style-name="Default-outline1" draw:layer="backgroundobjects" svg:width="21.855cm" svg:height="11.219cm" svg:x="1.745cm" svg:y="4.657cm" presentation:class="outline" presentation:placeholder="true">
        <draw:text-box/>
      </draw:frame>
      <draw:custom-shape draw:style-name="gr4" draw:text-style-name="P5" draw:layer="backgroundobjects" svg:width="5.292cm" svg:height="1.27cm" svg:x="19.566cm" svg:y="18.181cm">
        <text:p text:style-name="P4"><text:span text:style-name="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style-name="gr5" draw:text-style-name="P5" draw:layer="backgroundobjects" svg:width="24.346cm" svg:height="0.119cm" svg:x="0.525cm" svg:y="3.319cm">
        <text:p/>
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gr3" draw:text-style-name="P3" draw:layer="backgroundobjects" svg:width="5.979cm" svg:height="1.821cm" svg:x="18.994cm" svg:y="0.632cm">
        <draw:image xlink:href="Pictures/100000000000054C0000019DA8493AEF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gr6" draw:text-style-name="P6" draw:layer="backgroundobjects" svg:width="20.32cm" svg:height="26.67cm" svg:x="0cm" svg:y="0cm">
          <text:p/>
        </draw:rect>
        <draw:frame presentation:style-name="pr1" draw:text-style-name="P7" draw:layer="backgroundobjects" svg:width="8.806cm" svg:height="1.333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1" draw:text-style-name="P8" draw:layer="backgroundobjects" svg:width="8.806cm" svg:height="1.333cm" svg:x="11.514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Default-title" draw:layer="backgroundobjects" svg:width="13.335cm" svg:height="10.002cm" svg:x="3.496cm" svg:y="2.001cm" presentation:class="page"/>
        <draw:frame presentation:style-name="Default-notes" draw:layer="backgroundobjects" svg:width="14.904cm" svg:height="12cm" svg:x="2.708cm" svg:y="12.668cm" presentation:class="notes" presentation:placeholder="true">
          <draw:text-box/>
        </draw:frame>
        <draw:frame presentation:style-name="pr2" draw:text-style-name="P7" draw:layer="backgroundobjects" svg:width="8.806cm" svg:height="1.333cm" svg:x="0cm" svg:y="25.337cm" presentation:class="footer">
          <draw:text-box>
            <text:p text:style-name="P7"><text:span text:style-name="T3"><presentation:footer/></text:span></text:p>
          </draw:text-box>
        </draw:frame>
        <draw:frame presentation:style-name="pr2" draw:text-style-name="P8" draw:layer="backgroundobjects" svg:width="8.806cm" svg:height="1.333cm" svg:x="11.514cm" svg:y="25.337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3" draw:layer="backgroundobjects" svg:width="25.4cm" svg:height="3.052cm" svg:x="0cm" svg:y="15.998cm">
        <draw:image xlink:href="Pictures/10000000000002580000007019806B54.jpg" xlink:type="simple" xlink:show="embed" xlink:actuate="onLoad">
          <text:p/>
        </draw:image>
      </draw:frame>
      <draw:frame presentation:style-name="Title1-title" draw:layer="backgroundobjects" svg:width="21.59cm" svg:height="3.176cm" svg:x="1.826cm" svg:y="5.767cm" presentation:class="title" presentation:placeholder="true">
        <draw:text-box/>
      </draw:frame>
      <draw:custom-shape draw:style-name="gr4" draw:text-style-name="P5" draw:layer="backgroundobjects" svg:width="18.49cm" svg:height="1.037cm" svg:x="0.635cm" svg:y="18.353cm">
        <text:p text:style-name="P9"><text:span text:style-name="T4">Copyright 2005-2008 SpringSource. <text:s/>Copying, publishing or distributing without express written permission is prohibited.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draw:frame draw:style-name="gr3" draw:text-style-name="P3" draw:layer="backgroundobjects" svg:width="5.979cm" svg:height="1.821cm" svg:x="18.994cm" svg:y="0.632cm">
        <draw:image xlink:href="Pictures/100000000000054C0000019DA8493AEF.jpg" xlink:type="simple" xlink:show="embed" xlink:actuate="onLoad">
          <text:p/>
        </draw:image>
      </draw:frame>
      <presentation:notes style:page-layout-name="PM0">
        <draw:rect draw:style-name="gr6" draw:text-style-name="P6" draw:layer="backgroundobjects" svg:width="20.32cm" svg:height="26.67cm" svg:x="0cm" svg:y="0cm">
          <text:p/>
        </draw:rect>
        <draw:frame presentation:style-name="pr3" draw:text-style-name="P7" draw:layer="backgroundobjects" svg:width="8.806cm" svg:height="1.333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3" draw:text-style-name="P8" draw:layer="backgroundobjects" svg:width="8.806cm" svg:height="1.333cm" svg:x="11.514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Title1-title" draw:layer="backgroundobjects" svg:width="13.335cm" svg:height="10.002cm" svg:x="3.496cm" svg:y="2.001cm" presentation:class="page"/>
        <draw:frame presentation:style-name="Title1-notes" draw:layer="backgroundobjects" svg:width="14.904cm" svg:height="12cm" svg:x="2.708cm" svg:y="12.668cm" presentation:class="notes" presentation:placeholder="true">
          <draw:text-box/>
        </draw:frame>
        <draw:frame presentation:style-name="pr4" draw:text-style-name="P7" draw:layer="backgroundobjects" svg:width="8.806cm" svg:height="1.333cm" svg:x="0cm" svg:y="25.337cm" presentation:class="footer">
          <draw:text-box>
            <text:p text:style-name="P7"><text:span text:style-name="T3"><presentation:footer/></text:span></text:p>
          </draw:text-box>
        </draw:frame>
        <draw:frame presentation:style-name="pr4" draw:text-style-name="P8" draw:layer="backgroundobjects" svg:width="8.806cm" svg:height="1.333cm" svg:x="11.514cm" svg:y="25.337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dc:title>Module Name</dc:title>
    <meta:initial-creator>Subject Matter Expert</meta:initial-creator>
    <meta:creation-date>2006-09-22T09:51:11</meta:creation-date>
    <dc:date>2008-08-28T10:42:41</dc:date>
    <meta:editing-cycles>788</meta:editing-cycles>
    <meta:editing-duration>PT13H37M36S</meta:editing-duration>
    <meta:user-defined meta:name="Info 1"/>
    <meta:user-defined meta:name="Info 2"/>
    <meta:user-defined meta:name="Info 3"/>
    <meta:user-defined meta:name="Info 4"/>
    <meta:document-statistic meta:object-count="313"/>
  </office:meta>
</office:document-meta>
</file>